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7" style:family="table-cell" style:parent-style-name="Default" style:data-style-name="N0">
      <style:table-cell-properties fo:background-color="#D0CEC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9" style:family="table-cell" style:parent-style-name="Default" style:data-style-name="N0">
      <style:text-properties fo:color="#800000"/>
    </style:style>
    <style:style style:name="ce10" style:family="table-cell" style:parent-style-name="Default" style:data-style-name="N0">
      <style:table-cell-properties fo:background-color="#D0CECE"/>
      <style:text-properties fo:color="#800000" fo:font-weight="bold" style:font-weight-asian="bold" style:font-weight-complex="bold"/>
    </style:style>
    <style:style style:name="ce11" style:family="table-cell" style:parent-style-name="Default" style:data-style-name="N0">
      <style:text-properties fo:color="#FF0000"/>
    </style:style>
    <style:style style:name="ce12" style:family="table-cell" style:parent-style-name="Default" style:data-style-name="N0">
      <style:table-cell-properties fo:background-color="#D0CECE"/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ext-properties fo:color="#008080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/>
      <style:text-properties fo:color="#808000"/>
    </style:style>
    <style:style style:name="ce15" style:family="table-cell" style:parent-style-name="Default" style:data-style-name="N0">
      <style:text-properties fo:color="#808000"/>
    </style:style>
    <style:style style:name="ce16" style:family="table-cell" style:parent-style-name="Default" style:data-style-name="N0">
      <style:table-cell-properties fo:background-color="#D0CECE"/>
      <style:text-properties fo:color="#808000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D0CECE"/>
      <style:text-properties fo:color="#0000FF" fo:font-weight="bold" style:font-weight-asian="bold" style:font-weight-complex="bold"/>
    </style:style>
    <style:style style:name="ce18" style:family="table-cell" style:parent-style-name="Default" style:data-style-name="N0">
      <style:text-properties fo:color="#0000FF"/>
    </style:style>
    <style:style style:name="ce19" style:family="table-cell" style:parent-style-name="Default" style:data-style-name="N0">
      <style:table-cell-properties fo:background-color="#D0CECE"/>
      <style:text-properties fo:color="#008080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/>
      <style:text-properties fo:color="#0000FF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/>
      <style:text-properties fo:color="#800080"/>
    </style:style>
    <style:style style:name="ce22" style:family="table-cell" style:parent-style-name="Default" style:data-style-name="N0">
      <style:text-properties fo:color="#800080"/>
    </style:style>
    <style:style style:name="ce23" style:family="table-cell" style:parent-style-name="Default" style:data-style-name="N0">
      <style:table-cell-properties fo:background-color="#D0CECE"/>
      <style:text-properties fo:color="#800080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/>
      <style:text-properties fo:color="#800080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/>
      <style:text-properties fo:color="#008080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/>
      <style:text-properties fo:color="#008080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/>
      <style:text-properties fo:color="#808000"/>
    </style:style>
    <style:style style:name="ce28" style:family="table-cell" style:parent-style-name="Default" style:data-style-name="N0">
      <style:text-properties fo:color="#C65911"/>
    </style:style>
    <style:style style:name="ce29" style:family="table-cell" style:parent-style-name="Default" style:data-style-name="N0">
      <style:table-cell-properties fo:background-color="#D0CECE"/>
      <style:text-properties fo:color="#C65911"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D0CECE"/>
      <style:text-properties fo:color="#FF00FF" fo:font-weight="bold" style:font-weight-asian="bold" style:font-weight-complex="bold"/>
    </style:style>
    <style:style style:name="ce31" style:family="table-cell" style:parent-style-name="Default" style:data-style-name="N0">
      <style:text-properties fo:color="#FF00FF"/>
    </style:style>
    <style:style style:name="ce32" style:family="table-cell" style:parent-style-name="Default" style:data-style-name="N0">
      <style:text-properties fo:color="#FFB515"/>
    </style:style>
    <style:style style:name="ce33" style:family="table-cell" style:parent-style-name="Default" style:data-style-name="N0">
      <style:table-cell-properties fo:border-top="none" fo:border-bottom="none" fo:border-left="thin solid #000000" fo:border-right="none"/>
      <style:text-properties fo:color="#0000FF"/>
    </style:style>
    <style:style style:name="ce34" style:family="table-cell" style:parent-style-name="Default" style:data-style-name="N0">
      <style:table-cell-properties fo:border-top="none" fo:border-bottom="none" fo:border-left="none" fo:border-right="thin solid #000000"/>
      <style:text-properties fo:color="#FF0000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/>
      <style:text-properties fo:color="#FF0000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/>
      <style:text-properties fo:color="#C65911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 fo:background-color="#D0CECE"/>
      <style:text-properties fo:color="#C65911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/>
      <style:text-properties fo:color="#008080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 fo:background-color="#D0CECE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/>
      <style:text-properties fo:color="#FFB515"/>
    </style:style>
    <style:style style:name="ce44" style:family="table-cell" style:parent-style-name="Default" style:data-style-name="N0">
      <style:table-cell-properties fo:border-top="none" fo:border-bottom="thin solid #000000" fo:border-left="none" fo:border-right="thin solid #000000"/>
      <style:text-properties fo:color="#0000FF"/>
    </style:style>
    <style:style style:name="ce45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6" style:family="table-cell" style:parent-style-name="Default" style:data-style-name="N0">
      <style:table-cell-properties fo:border-top="none" fo:border-bottom="none" fo:border-left="none" fo:border-right="thin solid #000000"/>
      <style:text-properties fo:color="#FF00FF"/>
    </style:style>
    <style:style style:name="ce47" style:family="table-cell" style:parent-style-name="Default" style:data-style-name="N0">
      <style:table-cell-properties fo:border-top="none" fo:border-bottom="none" fo:border-left="thin solid #000000" fo:border-right="none"/>
      <style:text-properties fo:color="#FF00FF"/>
    </style:style>
    <style:style style:name="ce48" style:family="table-cell" style:parent-style-name="Default" style:data-style-name="N0">
      <style:text-properties fo:color="#008000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1.984375cm" style:use-optimal-column-width="true"/>
    </style:style>
    <style:style style:name="co3" style:family="table-column">
      <style:table-column-properties fo:break-before="auto" style:column-width="2.96333333333333cm" style:use-optimal-column-width="true"/>
    </style:style>
    <style:style style:name="co4" style:family="table-column">
      <style:table-column-properties fo:break-before="auto" style:column-width="1.29645833333333cm" style:use-optimal-column-width="true"/>
    </style:style>
    <style:style style:name="co5" style:family="table-column">
      <style:table-column-properties fo:break-before="auto" style:column-width="3.04270833333333cm" style:use-optimal-column-width="true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3.06916666666667cm"/>
    </style:style>
    <style:style style:name="co9" style:family="table-column">
      <style:table-column-properties fo:break-before="auto" style:column-width="1.45520833333333cm"/>
    </style:style>
    <style:style style:name="co10" style:family="table-column">
      <style:table-column-properties fo:break-before="auto" style:column-width="2.91041666666667cm" style:use-optimal-column-width="true"/>
    </style:style>
    <style:style style:name="co11" style:family="table-column">
      <style:table-column-properties fo:break-before="auto" style:column-width="4.07458333333333cm" style:use-optimal-column-width="true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3.20145833333333cm" style:use-optimal-column-width="true"/>
    </style:style>
    <style:style style:name="co14" style:family="table-column">
      <style:table-column-properties fo:break-before="auto" style:column-width="2.24895833333333cm"/>
    </style:style>
    <style:style style:name="co15" style:family="table-column">
      <style:table-column-properties fo:break-before="auto" style:column-width="1.825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7" table:default-cell-style-name="ce1"/>
        <table:table-row table:style-name="ro1">
          <table:table-cell office:value-type="string" table:style-name="ce2">
            <text:p>REACH</text:p>
          </table:table-cell>
          <table:table-cell table:number-columns-repeated="7" table:style-name="ce1"/>
          <table:table-cell office:value-type="string" table:style-name="ce2">
            <text:p>REACH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Friendly name</text:p>
          </table:table-cell>
          <table:table-cell office:value-type="string" table:style-name="ce4">
            <text:p>Muxed</text:p>
          </table:table-cell>
          <table:table-cell office:value-type="string" table:style-name="ce4">
            <text:p>MODE0</text:p>
          </table:table-cell>
          <table:table-cell office:value-type="string" table:style-name="ce4">
            <text:p>P8</text:p>
          </table:table-cell>
          <table:table-cell table:style-name="ce4"/>
          <table:table-cell office:value-type="string" table:style-name="ce4">
            <text:p>MODE0</text:p>
          </table:table-cell>
          <table:table-cell office:value-type="string" table:style-name="ce4">
            <text:p>Muxed</text:p>
          </table:table-cell>
          <table:table-cell office:value-type="string" table:style-name="ce5">
            <text:p>Friendly name</text:p>
          </table:table-cell>
          <table:table-cell office:value-type="string" table:style-name="ce3">
            <text:p>Friendly name</text:p>
          </table:table-cell>
          <table:table-cell office:value-type="string" table:style-name="ce4">
            <text:p>MUXED</text:p>
          </table:table-cell>
          <table:table-cell office:value-type="string" table:style-name="ce4">
            <text:p>MODE0</text:p>
          </table:table-cell>
          <table:table-cell office:value-type="string" table:style-name="ce4">
            <text:p>P9</text:p>
          </table:table-cell>
          <table:table-cell table:style-name="ce4"/>
          <table:table-cell office:value-type="string" table:style-name="ce4">
            <text:p>MODE0</text:p>
          </table:table-cell>
          <table:table-cell office:value-type="string" table:style-name="ce4">
            <text:p>MUXED</text:p>
          </table:table-cell>
          <table:table-cell office:value-type="string" table:style-name="ce5">
            <text:p>Friendly name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">
            <text:p>GND</text:p>
          </table:table-cell>
          <table:table-cell office:value-type="string" table:style-name="ce7">
            <text:p>P8_1</text:p>
          </table:table-cell>
          <table:table-cell office:value-type="string" table:style-name="ce7">
            <text:p>P8_2</text:p>
          </table:table-cell>
          <table:table-cell office:value-type="string" table:style-name="ce1">
            <text:p>GND</text:p>
          </table:table-cell>
          <table:table-cell table:style-name="ce1"/>
          <table:table-cell table:style-name="ce8"/>
          <table:table-cell table:style-name="ce6"/>
          <table:table-cell table:style-name="ce1"/>
          <table:table-cell office:value-type="string" table:style-name="ce1">
            <text:p>GND</text:p>
          </table:table-cell>
          <table:table-cell office:value-type="string" table:style-name="ce7">
            <text:p>P9_1</text:p>
          </table:table-cell>
          <table:table-cell office:value-type="string" table:style-name="ce7">
            <text:p>P9_2</text:p>
          </table:table-cell>
          <table:table-cell office:value-type="string" table:style-name="ce1">
            <text:p>GND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ad6</text:p>
          </table:table-cell>
          <table:table-cell office:value-type="string" table:style-name="ce10">
            <text:p>P8_3</text:p>
          </table:table-cell>
          <table:table-cell office:value-type="string" table:style-name="ce10">
            <text:p>P8_4</text:p>
          </table:table-cell>
          <table:table-cell office:value-type="string" table:style-name="ce9">
            <text:p>gpmc_ad7</text:p>
          </table:table-cell>
          <table:table-cell table:style-name="ce1"/>
          <table:table-cell table:style-name="ce8"/>
          <table:table-cell table:style-name="ce6"/>
          <table:table-cell table:style-name="ce1"/>
          <table:table-cell office:value-type="string" table:style-name="ce11">
            <text:p>3.3V</text:p>
          </table:table-cell>
          <table:table-cell office:value-type="string" table:style-name="ce12">
            <text:p>P9_3</text:p>
          </table:table-cell>
          <table:table-cell office:value-type="string" table:style-name="ce12">
            <text:p>P9_4</text:p>
          </table:table-cell>
          <table:table-cell office:value-type="string" table:style-name="ce11">
            <text:p>3.3V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ad2</text:p>
          </table:table-cell>
          <table:table-cell office:value-type="string" table:style-name="ce10">
            <text:p>P8_5</text:p>
          </table:table-cell>
          <table:table-cell office:value-type="string" table:style-name="ce10">
            <text:p>P8_6</text:p>
          </table:table-cell>
          <table:table-cell office:value-type="string" table:style-name="ce9">
            <text:p>gpmc_ad3</text:p>
          </table:table-cell>
          <table:table-cell table:style-name="ce13"/>
          <table:table-cell table:style-name="ce8"/>
          <table:table-cell table:style-name="ce6"/>
          <table:table-cell table:style-name="ce1"/>
          <table:table-cell office:value-type="string" table:style-name="ce11">
            <text:p>5V</text:p>
          </table:table-cell>
          <table:table-cell office:value-type="string" table:style-name="ce12">
            <text:p>P9_5</text:p>
          </table:table-cell>
          <table:table-cell office:value-type="string" table:style-name="ce12">
            <text:p>P9_6</text:p>
          </table:table-cell>
          <table:table-cell office:value-type="string" table:style-name="ce11">
            <text:p>5V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office:value-type="string" table:style-name="ce14">
            <text:p>STEP_B</text:p>
          </table:table-cell>
          <table:table-cell office:value-type="string" table:style-name="ce15">
            <text:p>GPIO2_2</text:p>
          </table:table-cell>
          <table:table-cell office:value-type="string" table:style-name="ce15">
            <text:p>gpmc_advn_ale</text:p>
          </table:table-cell>
          <table:table-cell office:value-type="string" table:style-name="ce16">
            <text:p>P8_7</text:p>
          </table:table-cell>
          <table:table-cell office:value-type="string" table:style-name="ce17">
            <text:p>P8_8</text:p>
          </table:table-cell>
          <table:table-cell office:value-type="string" table:style-name="ce18">
            <text:p>gpmc_oen_ren</text:p>
          </table:table-cell>
          <table:table-cell table:style-name="ce13"/>
          <table:table-cell table:style-name="ce8"/>
          <table:table-cell table:style-name="ce6"/>
          <table:table-cell table:style-name="ce1"/>
          <table:table-cell office:value-type="string" table:style-name="ce11">
            <text:p>5V</text:p>
          </table:table-cell>
          <table:table-cell office:value-type="string" table:style-name="ce12">
            <text:p>P9_7</text:p>
          </table:table-cell>
          <table:table-cell office:value-type="string" table:style-name="ce12">
            <text:p>P9_8</text:p>
          </table:table-cell>
          <table:table-cell office:value-type="string" table:style-name="ce11">
            <text:p>5V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8">
            <text:p>gpmc_be0n_cle</text:p>
          </table:table-cell>
          <table:table-cell office:value-type="string" table:style-name="ce17">
            <text:p>P8_9</text:p>
          </table:table-cell>
          <table:table-cell office:value-type="string" table:style-name="ce17">
            <text:p>P8_10</text:p>
          </table:table-cell>
          <table:table-cell office:value-type="string" table:style-name="ce18">
            <text:p>gpmc_wen</text:p>
          </table:table-cell>
          <table:table-cell table:style-name="ce13"/>
          <table:table-cell table:style-name="ce8"/>
          <table:table-cell table:style-name="ce6"/>
          <table:table-cell table:style-name="ce1"/>
          <table:table-cell office:value-type="string" table:style-name="ce11">
            <text:p>PWR_BUT</text:p>
          </table:table-cell>
          <table:table-cell office:value-type="string" table:style-name="ce12">
            <text:p>P9_9</text:p>
          </table:table-cell>
          <table:table-cell office:value-type="string" table:style-name="ce12">
            <text:p>P9_10</text:p>
          </table:table-cell>
          <table:table-cell office:value-type="string" table:style-name="ce11">
            <text:p>RESET_OUT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3">
            <text:p>gpmc_ad13</text:p>
          </table:table-cell>
          <table:table-cell office:value-type="string" table:style-name="ce19">
            <text:p>P8_11</text:p>
          </table:table-cell>
          <table:table-cell office:value-type="string" table:style-name="ce19">
            <text:p>P8_12</text:p>
          </table:table-cell>
          <table:table-cell office:value-type="string" table:style-name="ce13">
            <text:p>GPMC_AD12</text:p>
          </table:table-cell>
          <table:table-cell table:style-name="ce13"/>
          <table:table-cell table:style-name="ce8"/>
          <table:table-cell table:style-name="ce6"/>
          <table:table-cell table:style-name="ce1"/>
          <table:table-cell office:value-type="string" table:style-name="ce18">
            <text:p>gpmc_wait0</text:p>
          </table:table-cell>
          <table:table-cell office:value-type="string" table:style-name="ce17">
            <text:p>P9_11</text:p>
          </table:table-cell>
          <table:table-cell office:value-type="string" table:style-name="ce19">
            <text:p>P9_12</text:p>
          </table:table-cell>
          <table:table-cell office:value-type="string" table:style-name="ce13">
            <text:p>gpmc_be1n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3">
            <text:p>gpmc_ad9</text:p>
          </table:table-cell>
          <table:table-cell office:value-type="string" table:style-name="ce19">
            <text:p>P8_13</text:p>
          </table:table-cell>
          <table:table-cell office:value-type="string" table:style-name="ce19">
            <text:p>P8_14</text:p>
          </table:table-cell>
          <table:table-cell office:value-type="string" table:style-name="ce13">
            <text:p>gpmc_ad10</text:p>
          </table:table-cell>
          <table:table-cell table:style-name="ce1"/>
          <table:table-cell table:style-name="ce8"/>
          <table:table-cell table:style-name="ce6"/>
          <table:table-cell table:style-name="ce1"/>
          <table:table-cell office:value-type="string" table:style-name="ce18">
            <text:p>gpmc_wpn</text:p>
          </table:table-cell>
          <table:table-cell office:value-type="string" table:style-name="ce17">
            <text:p>P9_13</text:p>
          </table:table-cell>
          <table:table-cell office:value-type="string" table:style-name="ce16">
            <text:p>P9_14</text:p>
          </table:table-cell>
          <table:table-cell office:value-type="string" table:style-name="ce15">
            <text:p>gpmc_a2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3">
            <text:p>gpmc_ad15</text:p>
          </table:table-cell>
          <table:table-cell office:value-type="string" table:style-name="ce19">
            <text:p>P8_15</text:p>
          </table:table-cell>
          <table:table-cell office:value-type="string" table:style-name="ce19">
            <text:p>P8_16</text:p>
          </table:table-cell>
          <table:table-cell office:value-type="string" table:style-name="ce13">
            <text:p>gpmc_ad14</text:p>
          </table:table-cell>
          <table:table-cell table:style-name="ce18"/>
          <table:table-cell table:style-name="ce20"/>
          <table:table-cell office:value-type="string" table:style-name="ce14">
            <text:p>STEP_C</text:p>
          </table:table-cell>
          <table:table-cell office:value-type="string" table:style-name="ce15">
            <text:p>GPIO1_16</text:p>
          </table:table-cell>
          <table:table-cell office:value-type="string" table:style-name="ce15">
            <text:p>gpmc_a0</text:p>
          </table:table-cell>
          <table:table-cell office:value-type="string" table:style-name="ce16">
            <text:p>P9_15</text:p>
          </table:table-cell>
          <table:table-cell office:value-type="string" table:style-name="ce17">
            <text:p>P9_16</text:p>
          </table:table-cell>
          <table:table-cell office:value-type="string" table:style-name="ce18">
            <text:p>gpmc_a3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3">
            <text:p>gpmc_ad11</text:p>
          </table:table-cell>
          <table:table-cell office:value-type="string" table:style-name="ce19">
            <text:p>P8_17</text:p>
          </table:table-cell>
          <table:table-cell office:value-type="string" table:style-name="ce17">
            <text:p>P8_18</text:p>
          </table:table-cell>
          <table:table-cell office:value-type="string" table:style-name="ce18">
            <text:p>gpmc_clk_mux0</text:p>
          </table:table-cell>
          <table:table-cell table:style-name="ce18"/>
          <table:table-cell table:style-name="ce20"/>
          <table:table-cell office:value-type="string" table:style-name="ce14">
            <text:p>DIR_C</text:p>
          </table:table-cell>
          <table:table-cell office:value-type="string" table:style-name="ce15">
            <text:p>GPIO0_5</text:p>
          </table:table-cell>
          <table:table-cell office:value-type="string" table:style-name="ce15">
            <text:p>spi0_cs0</text:p>
          </table:table-cell>
          <table:table-cell office:value-type="string" table:style-name="ce16">
            <text:p>P9_17</text:p>
          </table:table-cell>
          <table:table-cell office:value-type="string" table:style-name="ce17">
            <text:p>P9_18</text:p>
          </table:table-cell>
          <table:table-cell office:value-type="string" table:style-name="ce18">
            <text:p>spi0_d1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3">
            <text:p>gpmc_ad8</text:p>
          </table:table-cell>
          <table:table-cell office:value-type="string" table:style-name="ce19">
            <text:p>P8_19</text:p>
          </table:table-cell>
          <table:table-cell office:value-type="string" table:style-name="ce10">
            <text:p>P8_20</text:p>
          </table:table-cell>
          <table:table-cell office:value-type="string" table:style-name="ce9">
            <text:p>gpmc_csn2</text:p>
          </table:table-cell>
          <table:table-cell table:style-name="ce18"/>
          <table:table-cell table:style-name="ce20"/>
          <table:table-cell office:value-type="string" table:style-name="ce21">
            <text:p>I2C2_SCL</text:p>
          </table:table-cell>
          <table:table-cell office:value-type="string" table:style-name="ce22">
            <text:p>I2C2_SCL</text:p>
          </table:table-cell>
          <table:table-cell office:value-type="string" table:style-name="ce22">
            <text:p>uart1_rtsn</text:p>
          </table:table-cell>
          <table:table-cell office:value-type="string" table:style-name="ce23">
            <text:p>P9_19</text:p>
          </table:table-cell>
          <table:table-cell office:value-type="string" table:style-name="ce23">
            <text:p>P9_20</text:p>
          </table:table-cell>
          <table:table-cell office:value-type="string" table:style-name="ce22">
            <text:p>uart1_ctsn</text:p>
          </table:table-cell>
          <table:table-cell office:value-type="string" table:style-name="ce22">
            <text:p>I2C2_SDA</text:p>
          </table:table-cell>
          <table:table-cell office:value-type="string" table:style-name="ce24">
            <text:p>I2C2_SDA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csn1</text:p>
          </table:table-cell>
          <table:table-cell office:value-type="string" table:style-name="ce10">
            <text:p>P8_21</text:p>
          </table:table-cell>
          <table:table-cell office:value-type="string" table:style-name="ce10">
            <text:p>P8_22</text:p>
          </table:table-cell>
          <table:table-cell office:value-type="string" table:style-name="ce9">
            <text:p>gpmc_ad5</text:p>
          </table:table-cell>
          <table:table-cell table:style-name="ce13"/>
          <table:table-cell table:style-name="ce25"/>
          <table:table-cell office:value-type="string" table:style-name="ce14">
            <text:p>DIR_B</text:p>
          </table:table-cell>
          <table:table-cell office:value-type="string" table:style-name="ce15">
            <text:p>GPIO0_3</text:p>
          </table:table-cell>
          <table:table-cell office:value-type="string" table:style-name="ce15">
            <text:p>spi0_d0</text:p>
          </table:table-cell>
          <table:table-cell office:value-type="string" table:style-name="ce16">
            <text:p>P9_21</text:p>
          </table:table-cell>
          <table:table-cell office:value-type="string" table:style-name="ce17">
            <text:p>P9_22</text:p>
          </table:table-cell>
          <table:table-cell office:value-type="string" table:style-name="ce18">
            <text:p>spi0_sclk</text:p>
          </table:table-cell>
          <table:table-cell table:style-name="ce18"/>
          <table:table-cell table:style-name="ce20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ad4</text:p>
          </table:table-cell>
          <table:table-cell office:value-type="string" table:style-name="ce10">
            <text:p>P8_23</text:p>
          </table:table-cell>
          <table:table-cell office:value-type="string" table:style-name="ce10">
            <text:p>P8_24</text:p>
          </table:table-cell>
          <table:table-cell office:value-type="string" table:style-name="ce9">
            <text:p>gpmc_ad1</text:p>
          </table:table-cell>
          <table:table-cell table:style-name="ce13"/>
          <table:table-cell table:style-name="ce25"/>
          <table:table-cell table:style-name="ce26"/>
          <table:table-cell table:style-name="ce1"/>
          <table:table-cell office:value-type="string" table:style-name="ce18">
            <text:p>gpmc_a1</text:p>
          </table:table-cell>
          <table:table-cell office:value-type="string" table:style-name="ce17">
            <text:p>P9_23</text:p>
          </table:table-cell>
          <table:table-cell office:value-type="string" table:style-name="ce17">
            <text:p>P9_24</text:p>
          </table:table-cell>
          <table:table-cell office:value-type="string" table:style-name="ce18">
            <text:p>uart1_txd</text:p>
          </table:table-cell>
          <table:table-cell table:style-name="ce13"/>
          <table:table-cell table:style-name="ce25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ad0</text:p>
          </table:table-cell>
          <table:table-cell office:value-type="string" table:style-name="ce10">
            <text:p>P8_25</text:p>
          </table:table-cell>
          <table:table-cell office:value-type="string" table:style-name="ce19">
            <text:p>P8_26</text:p>
          </table:table-cell>
          <table:table-cell office:value-type="string" table:style-name="ce13">
            <text:p>gpmc_csn0</text:p>
          </table:table-cell>
          <table:table-cell table:style-name="ce13"/>
          <table:table-cell table:style-name="ce25"/>
          <table:table-cell table:style-name="ce26"/>
          <table:table-cell table:style-name="ce1"/>
          <table:table-cell office:value-type="string" table:style-name="ce18">
            <text:p>mcasp0_ahclkx</text:p>
          </table:table-cell>
          <table:table-cell office:value-type="string" table:style-name="ce17">
            <text:p>P9_25</text:p>
          </table:table-cell>
          <table:table-cell office:value-type="string" table:style-name="ce16">
            <text:p>P9_26</text:p>
          </table:table-cell>
          <table:table-cell office:value-type="string" table:style-name="ce15">
            <text:p>uart1_rxd</text:p>
          </table:table-cell>
          <table:table-cell office:value-type="string" table:style-name="ce15">
            <text:p>GPIO0_14</text:p>
          </table:table-cell>
          <table:table-cell office:value-type="string" table:style-name="ce27">
            <text:p>STEP_A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vsync</text:p>
          </table:table-cell>
          <table:table-cell office:value-type="string" table:style-name="ce29">
            <text:p>P8_27</text:p>
          </table:table-cell>
          <table:table-cell office:value-type="string" table:style-name="ce29">
            <text:p>P8_28</text:p>
          </table:table-cell>
          <table:table-cell office:value-type="string" table:style-name="ce28">
            <text:p>lcd_pclk</text:p>
          </table:table-cell>
          <table:table-cell table:style-name="ce13"/>
          <table:table-cell table:style-name="ce25"/>
          <table:table-cell office:value-type="string" table:style-name="ce21">
            <text:p>SPI1_CS0</text:p>
          </table:table-cell>
          <table:table-cell office:value-type="string" table:style-name="ce15">
            <text:p>GPIO3_19</text:p>
          </table:table-cell>
          <table:table-cell office:value-type="string" table:style-name="ce15">
            <text:p>mcasp0_fsr</text:p>
          </table:table-cell>
          <table:table-cell office:value-type="string" table:style-name="ce16">
            <text:p>P9_27</text:p>
          </table:table-cell>
          <table:table-cell office:value-type="string" table:style-name="ce23">
            <text:p>P9_28</text:p>
          </table:table-cell>
          <table:table-cell office:value-type="string" table:style-name="ce22">
            <text:p>mcasp0_ahclkr</text:p>
          </table:table-cell>
          <table:table-cell table:style-name="ce15"/>
          <table:table-cell table:style-name="ce27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hsync</text:p>
          </table:table-cell>
          <table:table-cell office:value-type="string" table:style-name="ce29">
            <text:p>P8_29</text:p>
          </table:table-cell>
          <table:table-cell office:value-type="string" table:style-name="ce29">
            <text:p>P8_30</text:p>
          </table:table-cell>
          <table:table-cell office:value-type="string" table:style-name="ce28">
            <text:p>lcd_ac_bias_en</text:p>
          </table:table-cell>
          <table:table-cell table:style-name="ce13"/>
          <table:table-cell table:style-name="ce25"/>
          <table:table-cell office:value-type="string" table:style-name="ce21">
            <text:p>DIR_A</text:p>
          </table:table-cell>
          <table:table-cell office:value-type="string" table:style-name="ce22">
            <text:p>SPI1_MISO</text:p>
          </table:table-cell>
          <table:table-cell office:value-type="string" table:style-name="ce22">
            <text:p>mcasp0_fsx</text:p>
          </table:table-cell>
          <table:table-cell office:value-type="string" table:style-name="ce23">
            <text:p>P9_29</text:p>
          </table:table-cell>
          <table:table-cell office:value-type="string" table:style-name="ce23">
            <text:p>P9_30</text:p>
          </table:table-cell>
          <table:table-cell office:value-type="string" table:style-name="ce22">
            <text:p>mcasp0_axr0</text:p>
          </table:table-cell>
          <table:table-cell office:value-type="string" table:style-name="ce22">
            <text:p>SPI1_MOSI</text:p>
          </table:table-cell>
          <table:table-cell office:value-type="string" table:style-name="ce24">
            <text:p>SPI1_MOSI</text:p>
          </table:table-cell>
          <table:table-cell table:number-columns-repeated="16368" table:style-name="ce1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14</text:p>
          </table:table-cell>
          <table:table-cell office:value-type="string" table:style-name="ce29">
            <text:p>P8_31</text:p>
          </table:table-cell>
          <table:table-cell office:value-type="string" table:style-name="ce29">
            <text:p>P8_32</text:p>
          </table:table-cell>
          <table:table-cell office:value-type="string" table:style-name="ce28">
            <text:p>lcd_data15</text:p>
          </table:table-cell>
          <table:table-cell table:style-name="ce13"/>
          <table:table-cell table:style-name="ce25"/>
          <table:table-cell office:value-type="string" table:style-name="ce21">
            <text:p>SPI1_SCLK</text:p>
          </table:table-cell>
          <table:table-cell office:value-type="string" table:style-name="ce22">
            <text:p>SPI1_SCLK</text:p>
          </table:table-cell>
          <table:table-cell office:value-type="string" table:style-name="ce22">
            <text:p>DIR_EXT_3</text:p>
          </table:table-cell>
          <table:table-cell office:value-type="string" table:style-name="ce23">
            <text:p>P9_31</text:p>
          </table:table-cell>
          <table:table-cell office:value-type="string" table:style-name="ce30">
            <text:p>P9_32</text:p>
          </table:table-cell>
          <table:table-cell office:value-type="string" table:style-name="ce31">
            <text:p>VADC</text:p>
          </table:table-cell>
          <table:table-cell table:style-name="ce32"/>
          <table:table-cell table:style-name="ce20"/>
          <table:table-cell table:number-columns-repeated="16368" table:style-name="ce1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13</text:p>
          </table:table-cell>
          <table:table-cell office:value-type="string" table:style-name="ce29">
            <text:p>P8_33</text:p>
          </table:table-cell>
          <table:table-cell office:value-type="string" table:style-name="ce29">
            <text:p>P8_34</text:p>
          </table:table-cell>
          <table:table-cell office:value-type="string" table:style-name="ce28">
            <text:p>lcd_data11</text:p>
          </table:table-cell>
          <table:table-cell table:style-name="ce13"/>
          <table:table-cell table:style-name="ce25"/>
          <table:table-cell table:style-name="ce26"/>
          <table:table-cell table:style-name="ce1"/>
          <table:table-cell office:value-type="string" table:style-name="ce31">
            <text:p>AIN4</text:p>
          </table:table-cell>
          <table:table-cell office:value-type="string" table:style-name="ce30">
            <text:p>P9_33</text:p>
          </table:table-cell>
          <table:table-cell office:value-type="string" table:style-name="ce30">
            <text:p>P9_34</text:p>
          </table:table-cell>
          <table:table-cell office:value-type="string" table:style-name="ce31">
            <text:p>AGND</text:p>
          </table:table-cell>
          <table:table-cell table:style-name="ce1"/>
          <table:table-cell table:style-name="ce8"/>
          <table:table-cell table:number-columns-repeated="16368" table:style-name="ce1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12</text:p>
          </table:table-cell>
          <table:table-cell office:value-type="string" table:style-name="ce29">
            <text:p>P8_35</text:p>
          </table:table-cell>
          <table:table-cell office:value-type="string" table:style-name="ce29">
            <text:p>P8_36</text:p>
          </table:table-cell>
          <table:table-cell office:value-type="string" table:style-name="ce28">
            <text:p>lcd_data10</text:p>
          </table:table-cell>
          <table:table-cell table:style-name="ce18"/>
          <table:table-cell table:style-name="ce20"/>
          <table:table-cell table:style-name="ce33"/>
          <table:table-cell table:style-name="ce1"/>
          <table:table-cell office:value-type="string" table:style-name="ce31">
            <text:p>AIN6</text:p>
          </table:table-cell>
          <table:table-cell office:value-type="string" table:style-name="ce30">
            <text:p>P9_35</text:p>
          </table:table-cell>
          <table:table-cell office:value-type="string" table:style-name="ce30">
            <text:p>P9_36</text:p>
          </table:table-cell>
          <table:table-cell office:value-type="string" table:style-name="ce31">
            <text:p>AIN5</text:p>
          </table:table-cell>
          <table:table-cell table:style-name="ce18"/>
          <table:table-cell table:style-name="ce20"/>
          <table:table-cell table:number-columns-repeated="16368" table:style-name="ce1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8</text:p>
          </table:table-cell>
          <table:table-cell office:value-type="string" table:style-name="ce29">
            <text:p>P8_37</text:p>
          </table:table-cell>
          <table:table-cell office:value-type="string" table:style-name="ce29">
            <text:p>P8_38</text:p>
          </table:table-cell>
          <table:table-cell office:value-type="string" table:style-name="ce28">
            <text:p>lcd_data9</text:p>
          </table:table-cell>
          <table:table-cell table:style-name="ce13"/>
          <table:table-cell table:style-name="ce25"/>
          <table:table-cell office:value-type="string" table:style-name="ce26">
            <text:p>FAULT_REACH</text:p>
          </table:table-cell>
          <table:table-cell table:style-name="ce1"/>
          <table:table-cell office:value-type="string" table:style-name="ce28">
            <text:p>AIN2</text:p>
          </table:table-cell>
          <table:table-cell office:value-type="string" table:style-name="ce29">
            <text:p>P9_37</text:p>
          </table:table-cell>
          <table:table-cell office:value-type="string" table:style-name="ce29">
            <text:p>P9_38</text:p>
          </table:table-cell>
          <table:table-cell office:value-type="string" table:style-name="ce28">
            <text:p>AIN3</text:p>
          </table:table-cell>
          <table:table-cell table:style-name="ce1"/>
          <table:table-cell table:style-name="ce8"/>
          <table:table-cell table:number-columns-repeated="16368" table:style-name="ce1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6</text:p>
          </table:table-cell>
          <table:table-cell office:value-type="string" table:style-name="ce29">
            <text:p>P8_39</text:p>
          </table:table-cell>
          <table:table-cell office:value-type="string" table:style-name="ce29">
            <text:p>P8_40</text:p>
          </table:table-cell>
          <table:table-cell office:value-type="string" table:style-name="ce28">
            <text:p>lcd_data7</text:p>
          </table:table-cell>
          <table:table-cell table:style-name="ce22"/>
          <table:table-cell table:style-name="ce34"/>
          <table:table-cell table:style-name="ce35"/>
          <table:table-cell table:style-name="ce1"/>
          <table:table-cell office:value-type="string" table:style-name="ce28">
            <text:p>AIN0</text:p>
          </table:table-cell>
          <table:table-cell office:value-type="string" table:style-name="ce29">
            <text:p>P9_39</text:p>
          </table:table-cell>
          <table:table-cell office:value-type="string" table:style-name="ce29">
            <text:p>P9_40</text:p>
          </table:table-cell>
          <table:table-cell office:value-type="string" table:style-name="ce28">
            <text:p>AIN1</text:p>
          </table:table-cell>
          <table:table-cell table:style-name="ce1"/>
          <table:table-cell table:style-name="ce8"/>
          <table:table-cell table:number-columns-repeated="16368" table:style-name="ce1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4</text:p>
          </table:table-cell>
          <table:table-cell office:value-type="string" table:style-name="ce29">
            <text:p>P8_41</text:p>
          </table:table-cell>
          <table:table-cell office:value-type="string" table:style-name="ce29">
            <text:p>P8_42</text:p>
          </table:table-cell>
          <table:table-cell office:value-type="string" table:style-name="ce28">
            <text:p>lcd_data5</text:p>
          </table:table-cell>
          <table:table-cell table:style-name="ce22"/>
          <table:table-cell table:style-name="ce34"/>
          <table:table-cell office:value-type="string" table:style-name="ce15">
            <text:p>Enable</text:p>
          </table:table-cell>
          <table:table-cell office:value-type="string" table:style-name="ce15">
            <text:p>GPIO_20</text:p>
          </table:table-cell>
          <table:table-cell table:style-name="ce1"/>
          <table:table-cell office:value-type="string" table:style-name="ce16">
            <text:p>P9_41</text:p>
          </table:table-cell>
          <table:table-cell office:value-type="string" table:style-name="ce23">
            <text:p>P9_42</text:p>
          </table:table-cell>
          <table:table-cell office:value-type="string" table:style-name="ce22">
            <text:p>eCAP0_in_PWM0_out</text:p>
          </table:table-cell>
          <table:table-cell table:style-name="ce1"/>
          <table:table-cell table:style-name="ce8"/>
          <table:table-cell table:number-columns-repeated="16368" table:style-name="ce1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2</text:p>
          </table:table-cell>
          <table:table-cell office:value-type="string" table:style-name="ce29">
            <text:p>P8_43</text:p>
          </table:table-cell>
          <table:table-cell office:value-type="string" table:style-name="ce29">
            <text:p>P8_44</text:p>
          </table:table-cell>
          <table:table-cell office:value-type="string" table:style-name="ce28">
            <text:p>lcd_data3</text:p>
          </table:table-cell>
          <table:table-cell table:style-name="ce13"/>
          <table:table-cell table:style-name="ce8"/>
          <table:table-cell table:style-name="ce6"/>
          <table:table-cell table:style-name="ce1"/>
          <table:table-cell office:value-type="string" table:style-name="ce1">
            <text:p>GND</text:p>
          </table:table-cell>
          <table:table-cell office:value-type="string" table:style-name="ce7">
            <text:p>P9_43</text:p>
          </table:table-cell>
          <table:table-cell office:value-type="string" table:style-name="ce7">
            <text:p>P9_44</text:p>
          </table:table-cell>
          <table:table-cell office:value-type="string" table:style-name="ce1">
            <text:p>GND</text:p>
          </table:table-cell>
          <table:table-cell table:style-name="ce18"/>
          <table:table-cell table:style-name="ce20"/>
          <table:table-cell table:number-columns-repeated="16368" table:style-name="ce1"/>
        </table:table-row>
        <table:table-row table:style-name="ro1">
          <table:table-cell table:style-name="ce36"/>
          <table:table-cell table:style-name="ce37"/>
          <table:table-cell office:value-type="string" table:style-name="ce38">
            <text:p>lcd_data0</text:p>
          </table:table-cell>
          <table:table-cell office:value-type="string" table:style-name="ce39">
            <text:p>P8_45</text:p>
          </table:table-cell>
          <table:table-cell office:value-type="string" table:style-name="ce39">
            <text:p>P8_46</text:p>
          </table:table-cell>
          <table:table-cell office:value-type="string" table:style-name="ce38">
            <text:p>lcd_data1</text:p>
          </table:table-cell>
          <table:table-cell table:style-name="ce40"/>
          <table:table-cell table:style-name="ce41"/>
          <table:table-cell table:style-name="ce36"/>
          <table:table-cell table:style-name="ce37"/>
          <table:table-cell office:value-type="string" table:style-name="ce37">
            <text:p>GND</text:p>
          </table:table-cell>
          <table:table-cell office:value-type="string" table:style-name="ce42">
            <text:p>P9_45</text:p>
          </table:table-cell>
          <table:table-cell office:value-type="string" table:style-name="ce42">
            <text:p>P9_46</text:p>
          </table:table-cell>
          <table:table-cell office:value-type="string" table:style-name="ce37">
            <text:p>GND</text:p>
          </table:table-cell>
          <table:table-cell table:style-name="ce43"/>
          <table:table-cell table:style-name="ce44"/>
          <table:table-cell table:number-columns-repeated="16368" table:style-name="ce1"/>
        </table:table-row>
        <table:table-row table:style-name="ro2">
          <table:table-cell table:number-columns-repeated="4" table:style-name="ce1"/>
          <table:table-cell table:style-name="ce9"/>
          <table:table-cell table:style-name="ce1"/>
          <table:table-cell table:style-name="ce13"/>
          <table:table-cell table:number-columns-repeated="5" table:style-name="ce1"/>
          <table:table-cell table:style-name="ce18"/>
          <table:table-cell table:style-name="ce1"/>
          <table:table-cell table:number-columns-repeated="2" table:style-name="ce18"/>
          <table:table-cell table:number-columns-repeated="16368" table:style-name="ce1"/>
        </table:table-row>
        <table:table-row table:style-name="ro1">
          <table:table-cell office:value-type="string" table:style-name="ce2">
            <text:p>REPLICAPE</text:p>
          </table:table-cell>
          <table:table-cell table:number-columns-repeated="3" table:style-name="ce1"/>
          <table:table-cell table:style-name="ce9"/>
          <table:table-cell table:style-name="ce1"/>
          <table:table-cell table:style-name="ce13"/>
          <table:table-cell table:style-name="ce1"/>
          <table:table-cell office:value-type="string" table:style-name="ce2">
            <text:p>REPLICAPE</text:p>
          </table:table-cell>
          <table:table-cell table:number-columns-repeated="3" table:style-name="ce1"/>
          <table:table-cell table:style-name="ce18"/>
          <table:table-cell table:style-name="ce1"/>
          <table:table-cell table:number-columns-repeated="2" table:style-name="ce18"/>
          <table:table-cell table:number-columns-repeated="16368" table:style-name="ce1"/>
        </table:table-row>
        <table:table-row table:style-name="ro1">
          <table:table-cell office:value-type="string" table:style-name="ce3">
            <text:p>Friendly name</text:p>
          </table:table-cell>
          <table:table-cell office:value-type="string" table:style-name="ce4">
            <text:p>Muxed</text:p>
          </table:table-cell>
          <table:table-cell office:value-type="string" table:style-name="ce4">
            <text:p>MODE0</text:p>
          </table:table-cell>
          <table:table-cell office:value-type="string" table:style-name="ce4">
            <text:p>P8</text:p>
          </table:table-cell>
          <table:table-cell table:style-name="ce4"/>
          <table:table-cell office:value-type="string" table:style-name="ce4">
            <text:p>MODE0</text:p>
          </table:table-cell>
          <table:table-cell office:value-type="string" table:style-name="ce4">
            <text:p>Muxed</text:p>
          </table:table-cell>
          <table:table-cell office:value-type="string" table:style-name="ce5">
            <text:p>Friendly name</text:p>
          </table:table-cell>
          <table:table-cell office:value-type="string" table:style-name="ce3">
            <text:p>Friendly name</text:p>
          </table:table-cell>
          <table:table-cell office:value-type="string" table:style-name="ce4">
            <text:p>MUXED</text:p>
          </table:table-cell>
          <table:table-cell office:value-type="string" table:style-name="ce4">
            <text:p>MODE0</text:p>
          </table:table-cell>
          <table:table-cell office:value-type="string" table:style-name="ce4">
            <text:p>P9</text:p>
          </table:table-cell>
          <table:table-cell table:style-name="ce4"/>
          <table:table-cell office:value-type="string" table:style-name="ce4">
            <text:p>MODE0</text:p>
          </table:table-cell>
          <table:table-cell office:value-type="string" table:style-name="ce4">
            <text:p>MUXED</text:p>
          </table:table-cell>
          <table:table-cell office:value-type="string" table:style-name="ce5">
            <text:p>Friendly name</text:p>
          </table:table-cell>
          <table:table-cell table:style-name="ce45"/>
          <table:table-cell table:number-columns-repeated="16367"/>
        </table:table-row>
        <table:table-row table:style-name="ro1">
          <table:table-cell table:style-name="ce6"/>
          <table:table-cell table:style-name="ce1"/>
          <table:table-cell office:value-type="string" table:style-name="ce1">
            <text:p>GND</text:p>
          </table:table-cell>
          <table:table-cell office:value-type="string" table:style-name="ce7">
            <text:p>P8_1</text:p>
          </table:table-cell>
          <table:table-cell office:value-type="string" table:style-name="ce7">
            <text:p>P8_2</text:p>
          </table:table-cell>
          <table:table-cell office:value-type="string" table:style-name="ce1">
            <text:p>GND</text:p>
          </table:table-cell>
          <table:table-cell table:style-name="ce1"/>
          <table:table-cell table:style-name="ce8"/>
          <table:table-cell table:style-name="ce6"/>
          <table:table-cell table:style-name="ce1"/>
          <table:table-cell office:value-type="string" table:style-name="ce1">
            <text:p>GND</text:p>
          </table:table-cell>
          <table:table-cell office:value-type="string" table:style-name="ce7">
            <text:p>P9_1</text:p>
          </table:table-cell>
          <table:table-cell office:value-type="string" table:style-name="ce7">
            <text:p>P9_2</text:p>
          </table:table-cell>
          <table:table-cell office:value-type="string" table:style-name="ce1">
            <text:p>GND</text:p>
          </table:table-cell>
          <table:table-cell table:style-name="ce1"/>
          <table:table-cell table:style-name="ce8"/>
          <table:table-cell table:number-columns-repeated="16368" table:style-name="ce1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ad6</text:p>
          </table:table-cell>
          <table:table-cell office:value-type="string" table:style-name="ce10">
            <text:p>P8_3</text:p>
          </table:table-cell>
          <table:table-cell office:value-type="string" table:style-name="ce10">
            <text:p>P8_4</text:p>
          </table:table-cell>
          <table:table-cell office:value-type="string" table:style-name="ce9">
            <text:p>gpmc_ad7</text:p>
          </table:table-cell>
          <table:table-cell table:style-name="ce1"/>
          <table:table-cell table:style-name="ce8"/>
          <table:table-cell table:style-name="ce6"/>
          <table:table-cell table:style-name="ce1"/>
          <table:table-cell office:value-type="string" table:style-name="ce11">
            <text:p>3.3V</text:p>
          </table:table-cell>
          <table:table-cell office:value-type="string" table:style-name="ce12">
            <text:p>P9_3</text:p>
          </table:table-cell>
          <table:table-cell office:value-type="string" table:style-name="ce12">
            <text:p>P9_4</text:p>
          </table:table-cell>
          <table:table-cell office:value-type="string" table:style-name="ce11">
            <text:p>3.3V</text:p>
          </table:table-cell>
          <table:table-cell table:style-name="ce1"/>
          <table:table-cell table:style-name="ce8"/>
          <table:table-cell table:number-columns-repeated="16368" table:style-name="ce1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ad2</text:p>
          </table:table-cell>
          <table:table-cell office:value-type="string" table:style-name="ce10">
            <text:p>P8_5</text:p>
          </table:table-cell>
          <table:table-cell office:value-type="string" table:style-name="ce10">
            <text:p>P8_6</text:p>
          </table:table-cell>
          <table:table-cell office:value-type="string" table:style-name="ce9">
            <text:p>gpmc_ad3</text:p>
          </table:table-cell>
          <table:table-cell table:style-name="ce13"/>
          <table:table-cell table:style-name="ce8"/>
          <table:table-cell table:style-name="ce6"/>
          <table:table-cell table:style-name="ce1"/>
          <table:table-cell office:value-type="string" table:style-name="ce11">
            <text:p>5V</text:p>
          </table:table-cell>
          <table:table-cell office:value-type="string" table:style-name="ce12">
            <text:p>P9_5</text:p>
          </table:table-cell>
          <table:table-cell office:value-type="string" table:style-name="ce12">
            <text:p>P9_6</text:p>
          </table:table-cell>
          <table:table-cell office:value-type="string" table:style-name="ce11">
            <text:p>5V</text:p>
          </table:table-cell>
          <table:table-cell table:style-name="ce1"/>
          <table:table-cell table:style-name="ce8"/>
          <table:table-cell table:number-columns-repeated="16368" table:style-name="ce1"/>
        </table:table-row>
        <table:table-row table:style-name="ro1">
          <table:table-cell table:style-name="ce14"/>
          <table:table-cell table:style-name="ce15"/>
          <table:table-cell office:value-type="string" table:style-name="ce15">
            <text:p>gpmc_advn_ale</text:p>
          </table:table-cell>
          <table:table-cell office:value-type="string" table:style-name="ce16">
            <text:p>P8_7</text:p>
          </table:table-cell>
          <table:table-cell office:value-type="string" table:style-name="ce17">
            <text:p>P8_8</text:p>
          </table:table-cell>
          <table:table-cell office:value-type="string" table:style-name="ce18">
            <text:p>gpmc_oen_ren</text:p>
          </table:table-cell>
          <table:table-cell office:value-type="string" table:style-name="ce18">
            <text:p>GPIO2_3</text:p>
          </table:table-cell>
          <table:table-cell office:value-type="string" table:style-name="ce20">
            <text:p>FAULT_EXT_2</text:p>
          </table:table-cell>
          <table:table-cell table:style-name="ce6"/>
          <table:table-cell table:style-name="ce1"/>
          <table:table-cell office:value-type="string" table:style-name="ce11">
            <text:p>5V</text:p>
          </table:table-cell>
          <table:table-cell office:value-type="string" table:style-name="ce12">
            <text:p>P9_7</text:p>
          </table:table-cell>
          <table:table-cell office:value-type="string" table:style-name="ce12">
            <text:p>P9_8</text:p>
          </table:table-cell>
          <table:table-cell office:value-type="string" table:style-name="ce11">
            <text:p>5V</text:p>
          </table:table-cell>
          <table:table-cell table:style-name="ce1"/>
          <table:table-cell table:style-name="ce8"/>
          <table:table-cell table:number-columns-repeated="16368" table:style-name="ce1"/>
        </table:table-row>
        <table:table-row table:style-name="ro1">
          <table:table-cell office:value-type="string" table:style-name="ce33">
            <text:p>FALUT_Y</text:p>
          </table:table-cell>
          <table:table-cell office:value-type="string" table:style-name="ce18">
            <text:p>GPIO2_5</text:p>
          </table:table-cell>
          <table:table-cell office:value-type="string" table:style-name="ce18">
            <text:p>gpmc_be0n_cle</text:p>
          </table:table-cell>
          <table:table-cell office:value-type="string" table:style-name="ce17">
            <text:p>P8_9</text:p>
          </table:table-cell>
          <table:table-cell office:value-type="string" table:style-name="ce17">
            <text:p>P8_10</text:p>
          </table:table-cell>
          <table:table-cell office:value-type="string" table:style-name="ce18">
            <text:p>gpmc_wen</text:p>
          </table:table-cell>
          <table:table-cell office:value-type="string" table:style-name="ce18">
            <text:p>GPIO2_4</text:p>
          </table:table-cell>
          <table:table-cell office:value-type="string" table:style-name="ce20">
            <text:p>FAULT_X</text:p>
          </table:table-cell>
          <table:table-cell table:style-name="ce6"/>
          <table:table-cell table:style-name="ce1"/>
          <table:table-cell office:value-type="string" table:style-name="ce11">
            <text:p>PWR_BUT</text:p>
          </table:table-cell>
          <table:table-cell office:value-type="string" table:style-name="ce12">
            <text:p>P9_9</text:p>
          </table:table-cell>
          <table:table-cell office:value-type="string" table:style-name="ce12">
            <text:p>P9_10</text:p>
          </table:table-cell>
          <table:table-cell office:value-type="string" table:style-name="ce11">
            <text:p>RESET_OUT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office:value-type="string" table:style-name="ce26">
            <text:p>STEP_EXT_2</text:p>
          </table:table-cell>
          <table:table-cell office:value-type="string" table:style-name="ce13">
            <text:p>GPIO1_13</text:p>
          </table:table-cell>
          <table:table-cell office:value-type="string" table:style-name="ce13">
            <text:p>gpmc_ad13</text:p>
          </table:table-cell>
          <table:table-cell office:value-type="string" table:style-name="ce19">
            <text:p>P8_11</text:p>
          </table:table-cell>
          <table:table-cell office:value-type="string" table:style-name="ce19">
            <text:p>P8_12</text:p>
          </table:table-cell>
          <table:table-cell office:value-type="string" table:style-name="ce13">
            <text:p>GPMC_AD12</text:p>
          </table:table-cell>
          <table:table-cell office:value-type="string" table:style-name="ce13">
            <text:p>GPIO1_12</text:p>
          </table:table-cell>
          <table:table-cell office:value-type="string" table:style-name="ce25">
            <text:p>STEP_Y</text:p>
          </table:table-cell>
          <table:table-cell office:value-type="string" table:style-name="ce33">
            <text:p>END_STOP_X_2</text:p>
          </table:table-cell>
          <table:table-cell office:value-type="string" table:style-name="ce18">
            <text:p>GPIO0_30</text:p>
          </table:table-cell>
          <table:table-cell office:value-type="string" table:style-name="ce18">
            <text:p>gpmc_wait0</text:p>
          </table:table-cell>
          <table:table-cell office:value-type="string" table:style-name="ce17">
            <text:p>P9_11</text:p>
          </table:table-cell>
          <table:table-cell office:value-type="string" table:style-name="ce19">
            <text:p>P9_12</text:p>
          </table:table-cell>
          <table:table-cell office:value-type="string" table:style-name="ce13">
            <text:p>gpmc_be1n</text:p>
          </table:table-cell>
          <table:table-cell office:value-type="string" table:style-name="ce13">
            <text:p>GPIO1_28</text:p>
          </table:table-cell>
          <table:table-cell office:value-type="string" table:style-name="ce25">
            <text:p>STEP_EXT_1</text:p>
          </table:table-cell>
          <table:table-cell table:number-columns-repeated="16368"/>
        </table:table-row>
        <table:table-row table:style-name="ro1">
          <table:table-cell office:value-type="string" table:style-name="ce26">
            <text:p>STEP_Z</text:p>
          </table:table-cell>
          <table:table-cell office:value-type="string" table:style-name="ce13">
            <text:p>GPIO0_23</text:p>
          </table:table-cell>
          <table:table-cell office:value-type="string" table:style-name="ce13">
            <text:p>gpmc_ad9</text:p>
          </table:table-cell>
          <table:table-cell office:value-type="string" table:style-name="ce19">
            <text:p>P8_13</text:p>
          </table:table-cell>
          <table:table-cell office:value-type="string" table:style-name="ce19">
            <text:p>P8_14</text:p>
          </table:table-cell>
          <table:table-cell office:value-type="string" table:style-name="ce13">
            <text:p>gpmc_ad10</text:p>
          </table:table-cell>
          <table:table-cell office:value-type="string" table:style-name="ce13">
            <text:p>GPIO0_26</text:p>
          </table:table-cell>
          <table:table-cell office:value-type="string" table:style-name="ce25">
            <text:p>DIR_Z</text:p>
          </table:table-cell>
          <table:table-cell office:value-type="string" table:style-name="ce33">
            <text:p>END_STOP_Z_1</text:p>
          </table:table-cell>
          <table:table-cell office:value-type="string" table:style-name="ce18">
            <text:p>GPIO0_31</text:p>
          </table:table-cell>
          <table:table-cell office:value-type="string" table:style-name="ce18">
            <text:p>gpmc_wpn</text:p>
          </table:table-cell>
          <table:table-cell office:value-type="string" table:style-name="ce17">
            <text:p>P9_13</text:p>
          </table:table-cell>
          <table:table-cell office:value-type="string" table:style-name="ce16">
            <text:p>P9_14</text:p>
          </table:table-cell>
          <table:table-cell office:value-type="string" table:style-name="ce15">
            <text:p>gpmc_a2</text:p>
          </table:table-cell>
          <table:table-cell office:value-type="string" table:style-name="ce15">
            <text:p>ehrpwm1A_mux1</text:p>
          </table:table-cell>
          <table:table-cell office:value-type="string" table:style-name="ce27">
            <text:p>SERVO_0</text:p>
          </table:table-cell>
          <table:table-cell table:number-columns-repeated="16368"/>
        </table:table-row>
        <table:table-row table:style-name="ro1">
          <table:table-cell office:value-type="string" table:style-name="ce26">
            <text:p>DIR_EXT_1</text:p>
          </table:table-cell>
          <table:table-cell office:value-type="string" table:style-name="ce13">
            <text:p>GPIO1_15</text:p>
          </table:table-cell>
          <table:table-cell office:value-type="string" table:style-name="ce13">
            <text:p>gpmc_ad15</text:p>
          </table:table-cell>
          <table:table-cell office:value-type="string" table:style-name="ce19">
            <text:p>P8_15</text:p>
          </table:table-cell>
          <table:table-cell office:value-type="string" table:style-name="ce19">
            <text:p>P8_16</text:p>
          </table:table-cell>
          <table:table-cell office:value-type="string" table:style-name="ce13">
            <text:p>gpmc_ad14</text:p>
          </table:table-cell>
          <table:table-cell office:value-type="string" table:style-name="ce13">
            <text:p>GPIO1_14</text:p>
          </table:table-cell>
          <table:table-cell office:value-type="string" table:style-name="ce25">
            <text:p>DIR_EXT_2</text:p>
          </table:table-cell>
          <table:table-cell table:style-name="ce14"/>
          <table:table-cell table:style-name="ce15"/>
          <table:table-cell office:value-type="string" table:style-name="ce15">
            <text:p>gpmc_a0</text:p>
          </table:table-cell>
          <table:table-cell office:value-type="string" table:style-name="ce16">
            <text:p>P9_15</text:p>
          </table:table-cell>
          <table:table-cell office:value-type="string" table:style-name="ce17">
            <text:p>P9_16</text:p>
          </table:table-cell>
          <table:table-cell office:value-type="string" table:style-name="ce18">
            <text:p>gpmc_a3</text:p>
          </table:table-cell>
          <table:table-cell office:value-type="string" table:style-name="ce18">
            <text:p>ehrpwm1B_mux1</text:p>
          </table:table-cell>
          <table:table-cell office:value-type="string" table:style-name="ce20">
            <text:p>SERVO_1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3">
            <text:p>gpmc_ad11</text:p>
          </table:table-cell>
          <table:table-cell office:value-type="string" table:style-name="ce19">
            <text:p>P8_17</text:p>
          </table:table-cell>
          <table:table-cell office:value-type="string" table:style-name="ce17">
            <text:p>P8_18</text:p>
          </table:table-cell>
          <table:table-cell office:value-type="string" table:style-name="ce18">
            <text:p>gpmc_clk_mux0</text:p>
          </table:table-cell>
          <table:table-cell office:value-type="string" table:style-name="ce13">
            <text:p>GPIO0_27</text:p>
          </table:table-cell>
          <table:table-cell office:value-type="string" table:style-name="ce25">
            <text:p>STEP_X</text:p>
          </table:table-cell>
          <table:table-cell table:style-name="ce14"/>
          <table:table-cell table:style-name="ce15"/>
          <table:table-cell office:value-type="string" table:style-name="ce15">
            <text:p>spi0_cs0</text:p>
          </table:table-cell>
          <table:table-cell office:value-type="string" table:style-name="ce16">
            <text:p>P9_17</text:p>
          </table:table-cell>
          <table:table-cell office:value-type="string" table:style-name="ce17">
            <text:p>P9_18</text:p>
          </table:table-cell>
          <table:table-cell office:value-type="string" table:style-name="ce18">
            <text:p>spi0_d1</text:p>
          </table:table-cell>
          <table:table-cell office:value-type="string" table:style-name="ce18">
            <text:p>GPIO0_4</text:p>
          </table:table-cell>
          <table:table-cell office:value-type="string" table:style-name="ce20">
            <text:p>END_STOP_Z_2</text:p>
          </table:table-cell>
          <table:table-cell table:number-columns-repeated="16368"/>
        </table:table-row>
        <table:table-row table:style-name="ro1">
          <table:table-cell office:value-type="string" table:style-name="ce26">
            <text:p>DIR_Y</text:p>
          </table:table-cell>
          <table:table-cell office:value-type="string" table:style-name="ce13">
            <text:p>GPIO0_22</text:p>
          </table:table-cell>
          <table:table-cell office:value-type="string" table:style-name="ce13">
            <text:p>gpmc_ad8</text:p>
          </table:table-cell>
          <table:table-cell office:value-type="string" table:style-name="ce19">
            <text:p>P8_19</text:p>
          </table:table-cell>
          <table:table-cell office:value-type="string" table:style-name="ce10">
            <text:p>P8_20</text:p>
          </table:table-cell>
          <table:table-cell office:value-type="string" table:style-name="ce9">
            <text:p>gpmc_csn2</text:p>
          </table:table-cell>
          <table:table-cell office:value-type="string" table:style-name="ce18">
            <text:p>GPIO2_1</text:p>
          </table:table-cell>
          <table:table-cell office:value-type="string" table:style-name="ce20">
            <text:p>FAULT_EXT_1</text:p>
          </table:table-cell>
          <table:table-cell office:value-type="string" table:style-name="ce21">
            <text:p>I2C2_SCL</text:p>
          </table:table-cell>
          <table:table-cell office:value-type="string" table:style-name="ce22">
            <text:p>I2C2_SCL</text:p>
          </table:table-cell>
          <table:table-cell office:value-type="string" table:style-name="ce22">
            <text:p>uart1_rtsn</text:p>
          </table:table-cell>
          <table:table-cell office:value-type="string" table:style-name="ce23">
            <text:p>P9_19</text:p>
          </table:table-cell>
          <table:table-cell office:value-type="string" table:style-name="ce23">
            <text:p>P9_20</text:p>
          </table:table-cell>
          <table:table-cell office:value-type="string" table:style-name="ce22">
            <text:p>uart1_ctsn</text:p>
          </table:table-cell>
          <table:table-cell office:value-type="string" table:style-name="ce22">
            <text:p>I2C2_SDA</text:p>
          </table:table-cell>
          <table:table-cell office:value-type="string" table:style-name="ce24">
            <text:p>I2C2_SDA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csn1</text:p>
          </table:table-cell>
          <table:table-cell office:value-type="string" table:style-name="ce10">
            <text:p>P8_21</text:p>
          </table:table-cell>
          <table:table-cell office:value-type="string" table:style-name="ce10">
            <text:p>P8_22</text:p>
          </table:table-cell>
          <table:table-cell office:value-type="string" table:style-name="ce9">
            <text:p>gpmc_ad5</text:p>
          </table:table-cell>
          <table:table-cell table:style-name="ce13"/>
          <table:table-cell table:style-name="ce25"/>
          <table:table-cell office:value-type="string" table:style-name="ce14">
            <text:p>LCD</text:p>
          </table:table-cell>
          <table:table-cell table:style-name="ce15"/>
          <table:table-cell office:value-type="string" table:style-name="ce15">
            <text:p>spi0_d0</text:p>
          </table:table-cell>
          <table:table-cell office:value-type="string" table:style-name="ce16">
            <text:p>P9_21</text:p>
          </table:table-cell>
          <table:table-cell office:value-type="string" table:style-name="ce17">
            <text:p>P9_22</text:p>
          </table:table-cell>
          <table:table-cell office:value-type="string" table:style-name="ce18">
            <text:p>spi0_sclk</text:p>
          </table:table-cell>
          <table:table-cell office:value-type="string" table:style-name="ce18">
            <text:p>GPIO0_2</text:p>
          </table:table-cell>
          <table:table-cell office:value-type="string" table:style-name="ce20">
            <text:p>DALLAS_TEMP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ad4</text:p>
          </table:table-cell>
          <table:table-cell office:value-type="string" table:style-name="ce10">
            <text:p>P8_23</text:p>
          </table:table-cell>
          <table:table-cell office:value-type="string" table:style-name="ce10">
            <text:p>P8_24</text:p>
          </table:table-cell>
          <table:table-cell office:value-type="string" table:style-name="ce9">
            <text:p>gpmc_ad1</text:p>
          </table:table-cell>
          <table:table-cell table:style-name="ce13"/>
          <table:table-cell table:style-name="ce25"/>
          <table:table-cell office:value-type="string" table:style-name="ce33">
            <text:p>END_STOP_Y_1</text:p>
          </table:table-cell>
          <table:table-cell table:style-name="ce1"/>
          <table:table-cell office:value-type="string" table:style-name="ce18">
            <text:p>gpmc_a1</text:p>
          </table:table-cell>
          <table:table-cell office:value-type="string" table:style-name="ce17">
            <text:p>P9_23</text:p>
          </table:table-cell>
          <table:table-cell office:value-type="string" table:style-name="ce17">
            <text:p>P9_24</text:p>
          </table:table-cell>
          <table:table-cell office:value-type="string" table:style-name="ce18">
            <text:p>uart1_txd</text:p>
          </table:table-cell>
          <table:table-cell office:value-type="string" table:style-name="ce18">
            <text:p>GPIO0_15</text:p>
          </table:table-cell>
          <table:table-cell office:value-type="string" table:style-name="ce20">
            <text:p>FAULT_Z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ad0</text:p>
          </table:table-cell>
          <table:table-cell office:value-type="string" table:style-name="ce10">
            <text:p>P8_25</text:p>
          </table:table-cell>
          <table:table-cell office:value-type="string" table:style-name="ce19">
            <text:p>P8_26</text:p>
          </table:table-cell>
          <table:table-cell office:value-type="string" table:style-name="ce13">
            <text:p>gpmc_csn0</text:p>
          </table:table-cell>
          <table:table-cell office:value-type="string" table:style-name="ce13">
            <text:p>GPIO1_29</text:p>
          </table:table-cell>
          <table:table-cell office:value-type="string" table:style-name="ce25">
            <text:p>DIR_X</text:p>
          </table:table-cell>
          <table:table-cell office:value-type="string" table:style-name="ce33">
            <text:p>END_STOP_X_1</text:p>
          </table:table-cell>
          <table:table-cell office:value-type="string" table:style-name="ce18">
            <text:p>GPIO3_21</text:p>
          </table:table-cell>
          <table:table-cell office:value-type="string" table:style-name="ce18">
            <text:p>mcasp0_ahclkx</text:p>
          </table:table-cell>
          <table:table-cell office:value-type="string" table:style-name="ce17">
            <text:p>P9_25</text:p>
          </table:table-cell>
          <table:table-cell office:value-type="string" table:style-name="ce16">
            <text:p>P9_26</text:p>
          </table:table-cell>
          <table:table-cell office:value-type="string" table:style-name="ce15">
            <text:p>uart1_rxd</text:p>
          </table:table-cell>
          <table:table-cell table:style-name="ce15"/>
          <table:table-cell table:style-name="ce27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vsync</text:p>
          </table:table-cell>
          <table:table-cell office:value-type="string" table:style-name="ce29">
            <text:p>P8_27</text:p>
          </table:table-cell>
          <table:table-cell office:value-type="string" table:style-name="ce29">
            <text:p>P8_28</text:p>
          </table:table-cell>
          <table:table-cell office:value-type="string" table:style-name="ce28">
            <text:p>lcd_pclk</text:p>
          </table:table-cell>
          <table:table-cell table:style-name="ce13"/>
          <table:table-cell table:style-name="ce25"/>
          <table:table-cell office:value-type="string" table:style-name="ce14">
            <text:p>LCD</text:p>
          </table:table-cell>
          <table:table-cell table:style-name="ce15"/>
          <table:table-cell office:value-type="string" table:style-name="ce15">
            <text:p>mcasp0_fsr</text:p>
          </table:table-cell>
          <table:table-cell office:value-type="string" table:style-name="ce16">
            <text:p>P9_27</text:p>
          </table:table-cell>
          <table:table-cell office:value-type="string" table:style-name="ce23">
            <text:p>P9_28</text:p>
          </table:table-cell>
          <table:table-cell office:value-type="string" table:style-name="ce22">
            <text:p>mcasp0_ahclkr</text:p>
          </table:table-cell>
          <table:table-cell office:value-type="string" table:style-name="ce22">
            <text:p>GPIO3_17</text:p>
          </table:table-cell>
          <table:table-cell office:value-type="string" table:style-name="ce24">
            <text:p>END_STOP_Y_2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hsync</text:p>
          </table:table-cell>
          <table:table-cell office:value-type="string" table:style-name="ce29">
            <text:p>P8_29</text:p>
          </table:table-cell>
          <table:table-cell office:value-type="string" table:style-name="ce29">
            <text:p>P8_30</text:p>
          </table:table-cell>
          <table:table-cell office:value-type="string" table:style-name="ce28">
            <text:p>lcd_ac_bias_en</text:p>
          </table:table-cell>
          <table:table-cell table:style-name="ce13"/>
          <table:table-cell table:style-name="ce25"/>
          <table:table-cell office:value-type="string" table:style-name="ce21">
            <text:p>SPI1_MISO</text:p>
          </table:table-cell>
          <table:table-cell office:value-type="string" table:style-name="ce22">
            <text:p>SPI1_MISO</text:p>
          </table:table-cell>
          <table:table-cell office:value-type="string" table:style-name="ce22">
            <text:p>mcasp0_fsx</text:p>
          </table:table-cell>
          <table:table-cell office:value-type="string" table:style-name="ce23">
            <text:p>P9_29</text:p>
          </table:table-cell>
          <table:table-cell office:value-type="string" table:style-name="ce23">
            <text:p>P9_30</text:p>
          </table:table-cell>
          <table:table-cell office:value-type="string" table:style-name="ce22">
            <text:p>mcasp0_axr0</text:p>
          </table:table-cell>
          <table:table-cell office:value-type="string" table:style-name="ce22">
            <text:p>SPI1_MOSI</text:p>
          </table:table-cell>
          <table:table-cell office:value-type="string" table:style-name="ce24">
            <text:p>SPI1_MOSI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14</text:p>
          </table:table-cell>
          <table:table-cell office:value-type="string" table:style-name="ce29">
            <text:p>P8_31</text:p>
          </table:table-cell>
          <table:table-cell office:value-type="string" table:style-name="ce29">
            <text:p>P8_32</text:p>
          </table:table-cell>
          <table:table-cell office:value-type="string" table:style-name="ce28">
            <text:p>lcd_data15</text:p>
          </table:table-cell>
          <table:table-cell table:style-name="ce13"/>
          <table:table-cell table:style-name="ce25"/>
          <table:table-cell office:value-type="string" table:style-name="ce21">
            <text:p>SPI1_SCLK</text:p>
          </table:table-cell>
          <table:table-cell office:value-type="string" table:style-name="ce22">
            <text:p>SPI1_SCLK</text:p>
          </table:table-cell>
          <table:table-cell office:value-type="string" table:style-name="ce22">
            <text:p>DIR_EXT_3</text:p>
          </table:table-cell>
          <table:table-cell office:value-type="string" table:style-name="ce23">
            <text:p>P9_31</text:p>
          </table:table-cell>
          <table:table-cell office:value-type="string" table:style-name="ce30">
            <text:p>P9_32</text:p>
          </table:table-cell>
          <table:table-cell office:value-type="string" table:style-name="ce31">
            <text:p>VADC</text:p>
          </table:table-cell>
          <table:table-cell table:style-name="ce32"/>
          <table:table-cell office:value-type="string" table:style-name="ce46">
            <text:p>VADC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13</text:p>
          </table:table-cell>
          <table:table-cell office:value-type="string" table:style-name="ce29">
            <text:p>P8_33</text:p>
          </table:table-cell>
          <table:table-cell office:value-type="string" table:style-name="ce29">
            <text:p>P8_34</text:p>
          </table:table-cell>
          <table:table-cell office:value-type="string" table:style-name="ce28">
            <text:p>lcd_data11</text:p>
          </table:table-cell>
          <table:table-cell table:style-name="ce13"/>
          <table:table-cell table:style-name="ce25"/>
          <table:table-cell office:value-type="string" table:style-name="ce47">
            <text:p>Therm_Ext1</text:p>
          </table:table-cell>
          <table:table-cell table:style-name="ce1"/>
          <table:table-cell office:value-type="string" table:style-name="ce31">
            <text:p>AIN4</text:p>
          </table:table-cell>
          <table:table-cell office:value-type="string" table:style-name="ce30">
            <text:p>P9_33</text:p>
          </table:table-cell>
          <table:table-cell office:value-type="string" table:style-name="ce30">
            <text:p>P9_34</text:p>
          </table:table-cell>
          <table:table-cell office:value-type="string" table:style-name="ce31">
            <text:p>AGND</text:p>
          </table:table-cell>
          <table:table-cell table:style-name="ce1"/>
          <table:table-cell office:value-type="string" table:style-name="ce46">
            <text:p>AGND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12</text:p>
          </table:table-cell>
          <table:table-cell office:value-type="string" table:style-name="ce29">
            <text:p>P8_35</text:p>
          </table:table-cell>
          <table:table-cell office:value-type="string" table:style-name="ce29">
            <text:p>P8_36</text:p>
          </table:table-cell>
          <table:table-cell office:value-type="string" table:style-name="ce28">
            <text:p>lcd_data10</text:p>
          </table:table-cell>
          <table:table-cell table:style-name="ce18"/>
          <table:table-cell table:style-name="ce20"/>
          <table:table-cell office:value-type="string" table:style-name="ce47">
            <text:p>Therm_HBP</text:p>
          </table:table-cell>
          <table:table-cell table:style-name="ce1"/>
          <table:table-cell office:value-type="string" table:style-name="ce31">
            <text:p>AIN6</text:p>
          </table:table-cell>
          <table:table-cell office:value-type="string" table:style-name="ce30">
            <text:p>P9_35</text:p>
          </table:table-cell>
          <table:table-cell office:value-type="string" table:style-name="ce30">
            <text:p>P9_36</text:p>
          </table:table-cell>
          <table:table-cell office:value-type="string" table:style-name="ce31">
            <text:p>AIN5</text:p>
          </table:table-cell>
          <table:table-cell table:style-name="ce18"/>
          <table:table-cell office:value-type="string" table:style-name="ce46">
            <text:p>Therm_Ext2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8</text:p>
          </table:table-cell>
          <table:table-cell office:value-type="string" table:style-name="ce29">
            <text:p>P8_37</text:p>
          </table:table-cell>
          <table:table-cell office:value-type="string" table:style-name="ce29">
            <text:p>P8_38</text:p>
          </table:table-cell>
          <table:table-cell office:value-type="string" table:style-name="ce28">
            <text:p>lcd_data9</text:p>
          </table:table-cell>
          <table:table-cell table:style-name="ce13"/>
          <table:table-cell table:style-name="ce25"/>
          <table:table-cell table:style-name="ce26"/>
          <table:table-cell table:style-name="ce1"/>
          <table:table-cell office:value-type="string" table:style-name="ce28">
            <text:p>AIN2</text:p>
          </table:table-cell>
          <table:table-cell office:value-type="string" table:style-name="ce29">
            <text:p>P9_37</text:p>
          </table:table-cell>
          <table:table-cell office:value-type="string" table:style-name="ce29">
            <text:p>P9_38</text:p>
          </table:table-cell>
          <table:table-cell office:value-type="string" table:style-name="ce28">
            <text:p>AIN3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6</text:p>
          </table:table-cell>
          <table:table-cell office:value-type="string" table:style-name="ce29">
            <text:p>P8_39</text:p>
          </table:table-cell>
          <table:table-cell office:value-type="string" table:style-name="ce29">
            <text:p>P8_40</text:p>
          </table:table-cell>
          <table:table-cell office:value-type="string" table:style-name="ce28">
            <text:p>lcd_data7</text:p>
          </table:table-cell>
          <table:table-cell table:style-name="ce22"/>
          <table:table-cell table:style-name="ce34"/>
          <table:table-cell table:style-name="ce35"/>
          <table:table-cell table:style-name="ce1"/>
          <table:table-cell office:value-type="string" table:style-name="ce28">
            <text:p>AIN0</text:p>
          </table:table-cell>
          <table:table-cell office:value-type="string" table:style-name="ce29">
            <text:p>P9_39</text:p>
          </table:table-cell>
          <table:table-cell office:value-type="string" table:style-name="ce29">
            <text:p>P9_40</text:p>
          </table:table-cell>
          <table:table-cell office:value-type="string" table:style-name="ce28">
            <text:p>AIN1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4</text:p>
          </table:table-cell>
          <table:table-cell office:value-type="string" table:style-name="ce29">
            <text:p>P8_41</text:p>
          </table:table-cell>
          <table:table-cell office:value-type="string" table:style-name="ce29">
            <text:p>P8_42</text:p>
          </table:table-cell>
          <table:table-cell office:value-type="string" table:style-name="ce28">
            <text:p>lcd_data5</text:p>
          </table:table-cell>
          <table:table-cell table:style-name="ce22"/>
          <table:table-cell table:style-name="ce34"/>
          <table:table-cell office:value-type="string" table:style-name="ce14">
            <text:p>Enable</text:p>
          </table:table-cell>
          <table:table-cell table:style-name="ce1"/>
          <table:table-cell office:value-type="string" table:style-name="ce15">
            <text:p>GPIO_20</text:p>
          </table:table-cell>
          <table:table-cell office:value-type="string" table:style-name="ce16">
            <text:p>P9_41</text:p>
          </table:table-cell>
          <table:table-cell office:value-type="string" table:style-name="ce23">
            <text:p>P9_42</text:p>
          </table:table-cell>
          <table:table-cell office:value-type="string" table:style-name="ce22">
            <text:p>eCAP0_in_PWM0_out</text:p>
          </table:table-cell>
          <table:table-cell office:value-type="string" table:style-name="ce22">
            <text:p>SPI1_CS1</text:p>
          </table:table-cell>
          <table:table-cell office:value-type="string" table:style-name="ce24">
            <text:p>SPI1_CS1</text:p>
          </table:table-cell>
          <table:table-cell table:number-columns-repeated="16368" table:style-name="ce1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2</text:p>
          </table:table-cell>
          <table:table-cell office:value-type="string" table:style-name="ce29">
            <text:p>P8_43</text:p>
          </table:table-cell>
          <table:table-cell office:value-type="string" table:style-name="ce29">
            <text:p>P8_44</text:p>
          </table:table-cell>
          <table:table-cell office:value-type="string" table:style-name="ce28">
            <text:p>lcd_data3</text:p>
          </table:table-cell>
          <table:table-cell table:style-name="ce13"/>
          <table:table-cell table:style-name="ce8"/>
          <table:table-cell table:style-name="ce6"/>
          <table:table-cell table:style-name="ce1"/>
          <table:table-cell office:value-type="string" table:style-name="ce1">
            <text:p>GND</text:p>
          </table:table-cell>
          <table:table-cell office:value-type="string" table:style-name="ce7">
            <text:p>P9_43</text:p>
          </table:table-cell>
          <table:table-cell office:value-type="string" table:style-name="ce7">
            <text:p>P9_44</text:p>
          </table:table-cell>
          <table:table-cell office:value-type="string" table:style-name="ce1">
            <text:p>GND</text:p>
          </table:table-cell>
          <table:table-cell table:style-name="ce18"/>
          <table:table-cell table:style-name="ce20"/>
          <table:table-cell table:number-columns-repeated="16368" table:style-name="ce1"/>
        </table:table-row>
        <table:table-row table:style-name="ro1">
          <table:table-cell table:style-name="ce36"/>
          <table:table-cell table:style-name="ce37"/>
          <table:table-cell office:value-type="string" table:style-name="ce38">
            <text:p>lcd_data0</text:p>
          </table:table-cell>
          <table:table-cell office:value-type="string" table:style-name="ce39">
            <text:p>P8_45</text:p>
          </table:table-cell>
          <table:table-cell office:value-type="string" table:style-name="ce39">
            <text:p>P8_46</text:p>
          </table:table-cell>
          <table:table-cell office:value-type="string" table:style-name="ce38">
            <text:p>lcd_data1</text:p>
          </table:table-cell>
          <table:table-cell table:style-name="ce40"/>
          <table:table-cell table:style-name="ce41"/>
          <table:table-cell table:style-name="ce36"/>
          <table:table-cell table:style-name="ce37"/>
          <table:table-cell office:value-type="string" table:style-name="ce37">
            <text:p>GND</text:p>
          </table:table-cell>
          <table:table-cell office:value-type="string" table:style-name="ce42">
            <text:p>P9_45</text:p>
          </table:table-cell>
          <table:table-cell office:value-type="string" table:style-name="ce42">
            <text:p>P9_46</text:p>
          </table:table-cell>
          <table:table-cell office:value-type="string" table:style-name="ce37">
            <text:p>GND</text:p>
          </table:table-cell>
          <table:table-cell table:style-name="ce43"/>
          <table:table-cell table:style-name="ce44"/>
          <table:table-cell table:number-columns-repeated="16368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1" table:style-name="ce1"/>
          <table:table-cell table:number-columns-repeated="5" table:style-name="ce2"/>
          <table:table-cell table:number-columns-repeated="16368" table:style-name="ce1"/>
        </table:table-row>
        <table:table-row table:style-name="ro2">
          <table:table-cell table:number-columns-repeated="11" table:style-name="ce1"/>
          <table:table-cell table:number-columns-repeated="5" table:style-name="ce22"/>
          <table:table-cell table:style-name="ce9"/>
          <table:table-cell table:number-columns-repeated="16367"/>
        </table:table-row>
        <table:table-row table:style-name="ro1">
          <table:table-cell table:number-columns-repeated="3" table:style-name="ce1"/>
          <table:table-cell table:number-columns-repeated="8" table:style-name="ce2"/>
          <table:table-cell table:number-columns-repeated="5" table:style-name="ce22"/>
          <table:table-cell table:style-name="ce9"/>
          <table:table-cell table:number-columns-repeated="16367"/>
        </table:table-row>
        <table:table-row table:style-name="ro2">
          <table:table-cell table:number-columns-repeated="11" table:style-name="ce1"/>
          <table:table-cell table:number-columns-repeated="5" table:style-name="ce32"/>
          <table:table-cell table:style-name="ce9"/>
          <table:table-cell table:number-columns-repeated="16367"/>
        </table:table-row>
        <table:table-row table:style-name="ro2">
          <table:table-cell table:number-columns-repeated="11" table:style-name="ce1"/>
          <table:table-cell table:number-columns-repeated="2" table:style-name="ce48"/>
          <table:table-cell table:style-name="ce18"/>
          <table:table-cell table:number-columns-repeated="2" table:style-name="ce1"/>
          <table:table-cell table:style-name="ce9"/>
          <table:table-cell table:number-columns-repeated="16367"/>
        </table:table-row>
        <table:table-row table:style-name="ro2">
          <table:table-cell table:number-columns-repeated="3" table:style-name="ce1"/>
          <table:table-cell table:number-columns-repeated="3" table:style-name="ce9"/>
          <table:table-cell table:style-name="ce13"/>
          <table:table-cell table:number-columns-repeated="4" table:style-name="ce1"/>
          <table:table-cell table:number-columns-repeated="3" table:style-name="ce18"/>
          <table:table-cell table:style-name="ce32"/>
          <table:table-cell table:style-name="ce1"/>
          <table:table-cell table:style-name="ce13"/>
          <table:table-cell table:number-columns-repeated="16367"/>
        </table:table-row>
        <table:table-row table:number-rows-repeated="2" table:style-name="ro2">
          <table:table-cell table:number-columns-repeated="3" table:style-name="ce1"/>
          <table:table-cell table:number-columns-repeated="3" table:style-name="ce9"/>
          <table:table-cell table:style-name="ce13"/>
          <table:table-cell table:number-columns-repeated="4" table:style-name="ce1"/>
          <table:table-cell table:number-columns-repeated="3" table:style-name="ce18"/>
          <table:table-cell table:number-columns-repeated="2" table:style-name="ce1"/>
          <table:table-cell table:style-name="ce32"/>
          <table:table-cell table:number-columns-repeated="16367"/>
        </table:table-row>
        <table:table-row table:style-name="ro2">
          <table:table-cell table:number-columns-repeated="3" table:style-name="ce1"/>
          <table:table-cell table:number-columns-repeated="3" table:style-name="ce9"/>
          <table:table-cell table:style-name="ce13"/>
          <table:table-cell table:number-columns-repeated="4" table:style-name="ce1"/>
          <table:table-cell table:number-columns-repeated="6" table:style-name="ce32"/>
          <table:table-cell table:number-columns-repeated="16367"/>
        </table:table-row>
        <table:table-row table:style-name="ro2">
          <table:table-cell table:number-columns-repeated="11" table:style-name="ce1"/>
          <table:table-cell table:number-columns-repeated="5" table:style-name="ce18"/>
          <table:table-cell table:style-name="ce32"/>
          <table:table-cell table:number-columns-repeated="16367"/>
        </table:table-row>
        <table:table-row table:number-rows-repeated="2" table:style-name="ro2">
          <table:table-cell table:number-columns-repeated="3" table:style-name="ce1"/>
          <table:table-cell table:number-columns-repeated="3" table:style-name="ce18"/>
          <table:table-cell table:number-columns-repeated="2" table:style-name="ce1"/>
          <table:table-cell table:style-name="ce18"/>
          <table:table-cell table:number-columns-repeated="2" table:style-name="ce1"/>
          <table:table-cell table:number-columns-repeated="3" table:style-name="ce22"/>
          <table:table-cell table:number-columns-repeated="2" table:style-name="ce1"/>
          <table:table-cell table:style-name="ce32"/>
          <table:table-cell table:number-columns-repeated="16367"/>
        </table:table-row>
        <table:table-row table:style-name="ro2">
          <table:table-cell table:number-columns-repeated="3"/>
          <table:table-cell table:number-columns-repeated="3" table:style-name="ce18"/>
          <table:table-cell table:number-columns-repeated="2" table:style-name="ce1"/>
          <table:table-cell table:style-name="ce18"/>
          <table:table-cell table:number-columns-repeated="2" table:style-name="ce1"/>
          <table:table-cell table:number-columns-repeated="3" table:style-name="ce22"/>
          <table:table-cell table:number-columns-repeated="2" table:style-name="ce1"/>
          <table:table-cell table:style-name="ce32"/>
          <table:table-cell table:number-columns-repeated="16367"/>
        </table:table-row>
        <table:table-row table:number-rows-repeated="7" table:style-name="ro2">
          <table:table-cell table:number-columns-repeated="3"/>
          <table:table-cell table:number-columns-repeated="3" table:style-name="ce13"/>
          <table:table-cell table:number-columns-repeated="2" table:style-name="ce1"/>
          <table:table-cell table:style-name="ce13"/>
          <table:table-cell table:number-columns-repeated="16375" table:style-name="ce1"/>
        </table:table-row>
        <table:table-row table:style-name="ro2">
          <table:table-cell table:number-columns-repeated="3"/>
          <table:table-cell table:number-columns-repeated="3" table:style-name="ce18"/>
          <table:table-cell table:number-columns-repeated="2" table:style-name="ce1"/>
          <table:table-cell table:style-name="ce18"/>
          <table:table-cell table:number-columns-repeated="16375" table:style-name="ce1"/>
        </table:table-row>
        <table:table-row table:style-name="ro2">
          <table:table-cell table:number-columns-repeated="3"/>
          <table:table-cell table:number-columns-repeated="3" table:style-name="ce13"/>
          <table:table-cell table:number-columns-repeated="2" table:style-name="ce1"/>
          <table:table-cell table:style-name="ce13"/>
          <table:table-cell table:number-columns-repeated="4" table:style-name="ce1"/>
          <table:table-cell table:number-columns-repeated="2" table:style-name="ce31"/>
          <table:table-cell table:number-columns-repeated="16369" table:style-name="ce1"/>
        </table:table-row>
        <table:table-row table:number-rows-repeated="2" table:style-name="ro2">
          <table:table-cell table:number-columns-repeated="3"/>
          <table:table-cell table:number-columns-repeated="3" table:style-name="ce9"/>
          <table:table-cell table:style-name="ce22"/>
          <table:table-cell table:number-columns-repeated="2" table:style-name="ce11"/>
          <table:table-cell table:number-columns-repeated="4" table:style-name="ce1"/>
          <table:table-cell table:number-columns-repeated="3" table:style-name="ce31"/>
          <table:table-cell table:number-columns-repeated="16368" table:style-name="ce1"/>
        </table:table-row>
        <table:table-row table:style-name="ro2">
          <table:table-cell table:number-columns-repeated="3"/>
          <table:table-cell table:number-columns-repeated="3" table:style-name="ce1"/>
          <table:table-cell table:style-name="ce13"/>
          <table:table-cell table:number-columns-repeated="6" table:style-name="ce1"/>
          <table:table-cell table:number-columns-repeated="3" table:style-name="ce31"/>
          <table:table-cell table:number-columns-repeated="16368" table:style-name="ce1"/>
        </table:table-row>
        <table:table-row table:style-name="ro2">
          <table:table-cell table:number-columns-repeated="3"/>
          <table:table-cell table:number-columns-repeated="3" table:style-name="ce1"/>
          <table:table-cell table:style-name="ce13"/>
          <table:table-cell table:number-columns-repeated="4" table:style-name="ce1"/>
          <table:table-cell table:number-columns-repeated="5" table:style-name="ce18"/>
          <table:table-cell table:number-columns-repeated="16368" table:style-name="ce1"/>
        </table:table-row>
        <table:table-row table:style-name="ro2">
          <table:table-cell table:number-columns-repeated="3"/>
          <table:table-cell table:number-columns-repeated="3" table:style-name="ce1"/>
          <table:table-cell table:style-name="ce13"/>
          <table:table-cell table:number-columns-repeated="4" table:style-name="ce1"/>
          <table:table-cell table:number-columns-repeated="5" table:style-name="ce22"/>
          <table:table-cell table:number-columns-repeated="16368" table:style-name="ce1"/>
        </table:table-row>
        <table:table-row table:style-name="ro2">
          <table:table-cell table:number-columns-repeated="3"/>
          <table:table-cell table:number-columns-repeated="3" table:style-name="ce1"/>
          <table:table-cell table:style-name="ce13"/>
          <table:table-cell table:number-columns-repeated="16377" table:style-name="ce1"/>
        </table:table-row>
        <table:table-row table:style-name="ro2">
          <table:table-cell table:number-columns-repeated="3"/>
          <table:table-cell table:number-columns-repeated="5" table:style-name="ce1"/>
          <table:table-cell table:style-name="ce13"/>
          <table:table-cell table:number-columns-repeated="5" table:style-name="ce1"/>
          <table:table-cell table:style-name="ce18"/>
          <table:table-cell table:style-name="ce1"/>
          <table:table-cell table:style-name="ce45"/>
          <table:table-cell table:number-columns-repeated="16367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number-columns-repeated="3"/>
          <table:table-cell table:number-columns-repeated="10" table:style-name="ce1"/>
          <table:table-cell table:number-columns-repeated="3" table:style-name="ce31"/>
          <table:table-cell table:number-columns-repeated="16368" table:style-name="ce1"/>
        </table:table-row>
        <table:table-row table:style-name="ro2">
          <table:table-cell table:number-columns-repeated="16384"/>
        </table:table-row>
        <table:table-row table:number-rows-repeated="3" table:style-name="ro2">
          <table:table-cell table:number-columns-repeated="3"/>
          <table:table-cell table:number-columns-repeated="3" table:style-name="ce32"/>
          <table:table-cell table:number-columns-repeated="16378" table:style-name="ce1"/>
        </table:table-row>
        <table:table-row table:number-rows-repeated="4" table:style-name="ro2">
          <table:table-cell table:number-columns-repeated="3"/>
          <table:table-cell table:number-columns-repeated="3" table:style-name="ce32"/>
          <table:table-cell table:number-columns-repeated="5" table:style-name="ce1"/>
          <table:table-cell table:number-columns-repeated="3" table:style-name="ce32"/>
          <table:table-cell table:number-columns-repeated="16370" table:style-name="ce1"/>
        </table:table-row>
        <table:table-row table:style-name="ro2">
          <table:table-cell table:number-columns-repeated="3"/>
          <table:table-cell table:number-columns-repeated="3" table:style-name="ce32"/>
          <table:table-cell table:number-columns-repeated="16378" table:style-name="ce1"/>
        </table:table-row>
        <table:table-row table:number-rows-repeated="5" table:style-name="ro2">
          <table:table-cell table:number-columns-repeated="3"/>
          <table:table-cell table:number-columns-repeated="3" table:style-name="ce32"/>
          <table:table-cell table:number-columns-repeated="16378"/>
        </table:table-row>
        <table:table-row table:number-rows-repeated="1048475" table:style-name="ro2">
          <table:table-cell table:number-columns-repeated="16384"/>
        </table:table-row>
      </table:table>
      <table:table table:name="Sheet2" table:style-name="ta2">
        <table:table-column table:style-name="co14" table:default-cell-style-name="ce1"/>
        <table:table-column table:style-name="co15" table:number-columns-repeated="16383" table:default-cell-style-name="ce1"/>
        <table:table-row table:style-name="ro1">
          <table:table-cell office:value-type="string" table:style-name="ce2">
            <text:p>REAC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Friendly name</text:p>
          </table:table-cell>
          <table:table-cell office:value-type="string" table:style-name="ce4">
            <text:p>Muxed</text:p>
          </table:table-cell>
          <table:table-cell office:value-type="string" table:style-name="ce4">
            <text:p>MODE0</text:p>
          </table:table-cell>
          <table:table-cell office:value-type="string" table:style-name="ce4">
            <text:p>P8</text:p>
          </table:table-cell>
          <table:table-cell table:style-name="ce4"/>
          <table:table-cell office:value-type="string" table:style-name="ce4">
            <text:p>MODE0</text:p>
          </table:table-cell>
          <table:table-cell office:value-type="string" table:style-name="ce4">
            <text:p>Muxed</text:p>
          </table:table-cell>
          <table:table-cell office:value-type="string" table:style-name="ce5">
            <text:p>Friendly name</text:p>
          </table:table-cell>
          <table:table-cell office:value-type="string" table:style-name="ce3">
            <text:p>Friendly name</text:p>
          </table:table-cell>
          <table:table-cell office:value-type="string" table:style-name="ce4">
            <text:p>MUXED</text:p>
          </table:table-cell>
          <table:table-cell office:value-type="string" table:style-name="ce4">
            <text:p>MODE0</text:p>
          </table:table-cell>
          <table:table-cell office:value-type="string" table:style-name="ce4">
            <text:p>P9</text:p>
          </table:table-cell>
          <table:table-cell table:style-name="ce4"/>
          <table:table-cell office:value-type="string" table:style-name="ce4">
            <text:p>MODE0</text:p>
          </table:table-cell>
          <table:table-cell office:value-type="string" table:style-name="ce4">
            <text:p>MUXED</text:p>
          </table:table-cell>
          <table:table-cell office:value-type="string" table:style-name="ce5">
            <text:p>Friendly name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">
            <text:p>GND</text:p>
          </table:table-cell>
          <table:table-cell office:value-type="string" table:style-name="ce7">
            <text:p>P8_1</text:p>
          </table:table-cell>
          <table:table-cell office:value-type="string" table:style-name="ce7">
            <text:p>P8_2</text:p>
          </table:table-cell>
          <table:table-cell office:value-type="string" table:style-name="ce1">
            <text:p>GND</text:p>
          </table:table-cell>
          <table:table-cell table:style-name="ce1"/>
          <table:table-cell table:style-name="ce8"/>
          <table:table-cell table:style-name="ce6"/>
          <table:table-cell table:style-name="ce1"/>
          <table:table-cell office:value-type="string" table:style-name="ce1">
            <text:p>GND</text:p>
          </table:table-cell>
          <table:table-cell office:value-type="string" table:style-name="ce7">
            <text:p>P9_1</text:p>
          </table:table-cell>
          <table:table-cell office:value-type="string" table:style-name="ce7">
            <text:p>P9_2</text:p>
          </table:table-cell>
          <table:table-cell office:value-type="string" table:style-name="ce1">
            <text:p>GND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ad6</text:p>
          </table:table-cell>
          <table:table-cell office:value-type="string" table:style-name="ce10">
            <text:p>P8_3</text:p>
          </table:table-cell>
          <table:table-cell office:value-type="string" table:style-name="ce10">
            <text:p>P8_4</text:p>
          </table:table-cell>
          <table:table-cell office:value-type="string" table:style-name="ce9">
            <text:p>gpmc_ad7</text:p>
          </table:table-cell>
          <table:table-cell table:style-name="ce1"/>
          <table:table-cell table:style-name="ce8"/>
          <table:table-cell table:style-name="ce6"/>
          <table:table-cell table:style-name="ce1"/>
          <table:table-cell office:value-type="string" table:style-name="ce11">
            <text:p>3.3V</text:p>
          </table:table-cell>
          <table:table-cell office:value-type="string" table:style-name="ce12">
            <text:p>P9_3</text:p>
          </table:table-cell>
          <table:table-cell office:value-type="string" table:style-name="ce12">
            <text:p>P9_4</text:p>
          </table:table-cell>
          <table:table-cell office:value-type="string" table:style-name="ce11">
            <text:p>3.3V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ad2</text:p>
          </table:table-cell>
          <table:table-cell office:value-type="string" table:style-name="ce10">
            <text:p>P8_5</text:p>
          </table:table-cell>
          <table:table-cell office:value-type="string" table:style-name="ce10">
            <text:p>P8_6</text:p>
          </table:table-cell>
          <table:table-cell office:value-type="string" table:style-name="ce9">
            <text:p>gpmc_ad3</text:p>
          </table:table-cell>
          <table:table-cell table:style-name="ce13"/>
          <table:table-cell table:style-name="ce8"/>
          <table:table-cell table:style-name="ce6"/>
          <table:table-cell table:style-name="ce1"/>
          <table:table-cell office:value-type="string" table:style-name="ce11">
            <text:p>5V</text:p>
          </table:table-cell>
          <table:table-cell office:value-type="string" table:style-name="ce12">
            <text:p>P9_5</text:p>
          </table:table-cell>
          <table:table-cell office:value-type="string" table:style-name="ce12">
            <text:p>P9_6</text:p>
          </table:table-cell>
          <table:table-cell office:value-type="string" table:style-name="ce11">
            <text:p>5V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office:value-type="string" table:style-name="ce14">
            <text:p>STEP_B</text:p>
          </table:table-cell>
          <table:table-cell office:value-type="string" table:style-name="ce15">
            <text:p>GPIO2_2</text:p>
          </table:table-cell>
          <table:table-cell office:value-type="string" table:style-name="ce15">
            <text:p>gpmc_advn_ale</text:p>
          </table:table-cell>
          <table:table-cell office:value-type="string" table:style-name="ce16">
            <text:p>P8_7</text:p>
          </table:table-cell>
          <table:table-cell office:value-type="string" table:style-name="ce17">
            <text:p>P8_8</text:p>
          </table:table-cell>
          <table:table-cell office:value-type="string" table:style-name="ce18">
            <text:p>gpmc_oen_ren</text:p>
          </table:table-cell>
          <table:table-cell table:style-name="ce13"/>
          <table:table-cell table:style-name="ce8"/>
          <table:table-cell table:style-name="ce6"/>
          <table:table-cell table:style-name="ce1"/>
          <table:table-cell office:value-type="string" table:style-name="ce11">
            <text:p>5V</text:p>
          </table:table-cell>
          <table:table-cell office:value-type="string" table:style-name="ce12">
            <text:p>P9_7</text:p>
          </table:table-cell>
          <table:table-cell office:value-type="string" table:style-name="ce12">
            <text:p>P9_8</text:p>
          </table:table-cell>
          <table:table-cell office:value-type="string" table:style-name="ce11">
            <text:p>5V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8">
            <text:p>gpmc_be0n_cle</text:p>
          </table:table-cell>
          <table:table-cell office:value-type="string" table:style-name="ce17">
            <text:p>P8_9</text:p>
          </table:table-cell>
          <table:table-cell office:value-type="string" table:style-name="ce17">
            <text:p>P8_10</text:p>
          </table:table-cell>
          <table:table-cell office:value-type="string" table:style-name="ce18">
            <text:p>gpmc_wen</text:p>
          </table:table-cell>
          <table:table-cell table:style-name="ce13"/>
          <table:table-cell table:style-name="ce8"/>
          <table:table-cell table:style-name="ce6"/>
          <table:table-cell table:style-name="ce1"/>
          <table:table-cell office:value-type="string" table:style-name="ce11">
            <text:p>PWR_BUT</text:p>
          </table:table-cell>
          <table:table-cell office:value-type="string" table:style-name="ce12">
            <text:p>P9_9</text:p>
          </table:table-cell>
          <table:table-cell office:value-type="string" table:style-name="ce12">
            <text:p>P9_10</text:p>
          </table:table-cell>
          <table:table-cell office:value-type="string" table:style-name="ce11">
            <text:p>RESET_OUT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3">
            <text:p>gpmc_ad13</text:p>
          </table:table-cell>
          <table:table-cell office:value-type="string" table:style-name="ce19">
            <text:p>P8_11</text:p>
          </table:table-cell>
          <table:table-cell office:value-type="string" table:style-name="ce19">
            <text:p>P8_12</text:p>
          </table:table-cell>
          <table:table-cell office:value-type="string" table:style-name="ce13">
            <text:p>GPMC_AD12</text:p>
          </table:table-cell>
          <table:table-cell table:style-name="ce13"/>
          <table:table-cell table:style-name="ce8"/>
          <table:table-cell table:style-name="ce6"/>
          <table:table-cell table:style-name="ce1"/>
          <table:table-cell office:value-type="string" table:style-name="ce18">
            <text:p>gpmc_wait0</text:p>
          </table:table-cell>
          <table:table-cell office:value-type="string" table:style-name="ce17">
            <text:p>P9_11</text:p>
          </table:table-cell>
          <table:table-cell office:value-type="string" table:style-name="ce19">
            <text:p>P9_12</text:p>
          </table:table-cell>
          <table:table-cell office:value-type="string" table:style-name="ce13">
            <text:p>gpmc_be1n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3">
            <text:p>gpmc_ad9</text:p>
          </table:table-cell>
          <table:table-cell office:value-type="string" table:style-name="ce19">
            <text:p>P8_13</text:p>
          </table:table-cell>
          <table:table-cell office:value-type="string" table:style-name="ce19">
            <text:p>P8_14</text:p>
          </table:table-cell>
          <table:table-cell office:value-type="string" table:style-name="ce13">
            <text:p>gpmc_ad10</text:p>
          </table:table-cell>
          <table:table-cell table:style-name="ce1"/>
          <table:table-cell table:style-name="ce8"/>
          <table:table-cell table:style-name="ce6"/>
          <table:table-cell table:style-name="ce1"/>
          <table:table-cell office:value-type="string" table:style-name="ce18">
            <text:p>gpmc_wpn</text:p>
          </table:table-cell>
          <table:table-cell office:value-type="string" table:style-name="ce17">
            <text:p>P9_13</text:p>
          </table:table-cell>
          <table:table-cell office:value-type="string" table:style-name="ce16">
            <text:p>P9_14</text:p>
          </table:table-cell>
          <table:table-cell office:value-type="string" table:style-name="ce15">
            <text:p>gpmc_a2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3">
            <text:p>gpmc_ad15</text:p>
          </table:table-cell>
          <table:table-cell office:value-type="string" table:style-name="ce19">
            <text:p>P8_15</text:p>
          </table:table-cell>
          <table:table-cell office:value-type="string" table:style-name="ce19">
            <text:p>P8_16</text:p>
          </table:table-cell>
          <table:table-cell office:value-type="string" table:style-name="ce13">
            <text:p>gpmc_ad14</text:p>
          </table:table-cell>
          <table:table-cell table:style-name="ce18"/>
          <table:table-cell table:style-name="ce20"/>
          <table:table-cell office:value-type="string" table:style-name="ce14">
            <text:p>STEP_A</text:p>
          </table:table-cell>
          <table:table-cell office:value-type="string" table:style-name="ce15">
            <text:p>GPIO1_16</text:p>
          </table:table-cell>
          <table:table-cell office:value-type="string" table:style-name="ce15">
            <text:p>gpmc_a0</text:p>
          </table:table-cell>
          <table:table-cell office:value-type="string" table:style-name="ce16">
            <text:p>P9_15</text:p>
          </table:table-cell>
          <table:table-cell office:value-type="string" table:style-name="ce17">
            <text:p>P9_16</text:p>
          </table:table-cell>
          <table:table-cell office:value-type="string" table:style-name="ce18">
            <text:p>gpmc_a3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3">
            <text:p>gpmc_ad11</text:p>
          </table:table-cell>
          <table:table-cell office:value-type="string" table:style-name="ce19">
            <text:p>P8_17</text:p>
          </table:table-cell>
          <table:table-cell office:value-type="string" table:style-name="ce17">
            <text:p>P8_18</text:p>
          </table:table-cell>
          <table:table-cell office:value-type="string" table:style-name="ce18">
            <text:p>gpmc_clk_mux0</text:p>
          </table:table-cell>
          <table:table-cell table:style-name="ce18"/>
          <table:table-cell table:style-name="ce20"/>
          <table:table-cell office:value-type="string" table:style-name="ce14">
            <text:p>DIR_A</text:p>
          </table:table-cell>
          <table:table-cell office:value-type="string" table:style-name="ce15">
            <text:p>GPIO0_5</text:p>
          </table:table-cell>
          <table:table-cell office:value-type="string" table:style-name="ce15">
            <text:p>spi0_cs0</text:p>
          </table:table-cell>
          <table:table-cell office:value-type="string" table:style-name="ce16">
            <text:p>P9_17</text:p>
          </table:table-cell>
          <table:table-cell office:value-type="string" table:style-name="ce17">
            <text:p>P9_18</text:p>
          </table:table-cell>
          <table:table-cell office:value-type="string" table:style-name="ce18">
            <text:p>spi0_d1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3">
            <text:p>gpmc_ad8</text:p>
          </table:table-cell>
          <table:table-cell office:value-type="string" table:style-name="ce19">
            <text:p>P8_19</text:p>
          </table:table-cell>
          <table:table-cell office:value-type="string" table:style-name="ce10">
            <text:p>P8_20</text:p>
          </table:table-cell>
          <table:table-cell office:value-type="string" table:style-name="ce9">
            <text:p>gpmc_csn2</text:p>
          </table:table-cell>
          <table:table-cell table:style-name="ce18"/>
          <table:table-cell table:style-name="ce20"/>
          <table:table-cell office:value-type="string" table:style-name="ce21">
            <text:p>I2C2_SCL</text:p>
          </table:table-cell>
          <table:table-cell office:value-type="string" table:style-name="ce22">
            <text:p>I2C2_SCL</text:p>
          </table:table-cell>
          <table:table-cell office:value-type="string" table:style-name="ce22">
            <text:p>uart1_rtsn</text:p>
          </table:table-cell>
          <table:table-cell office:value-type="string" table:style-name="ce23">
            <text:p>P9_19</text:p>
          </table:table-cell>
          <table:table-cell office:value-type="string" table:style-name="ce23">
            <text:p>P9_20</text:p>
          </table:table-cell>
          <table:table-cell office:value-type="string" table:style-name="ce22">
            <text:p>uart1_ctsn</text:p>
          </table:table-cell>
          <table:table-cell office:value-type="string" table:style-name="ce22">
            <text:p>I2C2_SDA</text:p>
          </table:table-cell>
          <table:table-cell office:value-type="string" table:style-name="ce24">
            <text:p>I2C2_SDA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csn1</text:p>
          </table:table-cell>
          <table:table-cell office:value-type="string" table:style-name="ce10">
            <text:p>P8_21</text:p>
          </table:table-cell>
          <table:table-cell office:value-type="string" table:style-name="ce10">
            <text:p>P8_22</text:p>
          </table:table-cell>
          <table:table-cell office:value-type="string" table:style-name="ce9">
            <text:p>gpmc_ad5</text:p>
          </table:table-cell>
          <table:table-cell table:style-name="ce13"/>
          <table:table-cell table:style-name="ce25"/>
          <table:table-cell office:value-type="string" table:style-name="ce14">
            <text:p>FAULT_REACH</text:p>
          </table:table-cell>
          <table:table-cell office:value-type="string" table:style-name="ce15">
            <text:p>GPIO0_3</text:p>
          </table:table-cell>
          <table:table-cell office:value-type="string" table:style-name="ce15">
            <text:p>spi0_d0</text:p>
          </table:table-cell>
          <table:table-cell office:value-type="string" table:style-name="ce16">
            <text:p>P9_21</text:p>
          </table:table-cell>
          <table:table-cell office:value-type="string" table:style-name="ce17">
            <text:p>P9_22</text:p>
          </table:table-cell>
          <table:table-cell office:value-type="string" table:style-name="ce18">
            <text:p>spi0_sclk</text:p>
          </table:table-cell>
          <table:table-cell table:style-name="ce18"/>
          <table:table-cell table:style-name="ce20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ad4</text:p>
          </table:table-cell>
          <table:table-cell office:value-type="string" table:style-name="ce10">
            <text:p>P8_23</text:p>
          </table:table-cell>
          <table:table-cell office:value-type="string" table:style-name="ce10">
            <text:p>P8_24</text:p>
          </table:table-cell>
          <table:table-cell office:value-type="string" table:style-name="ce9">
            <text:p>gpmc_ad1</text:p>
          </table:table-cell>
          <table:table-cell table:style-name="ce13"/>
          <table:table-cell table:style-name="ce25"/>
          <table:table-cell table:style-name="ce26"/>
          <table:table-cell table:style-name="ce1"/>
          <table:table-cell office:value-type="string" table:style-name="ce18">
            <text:p>gpmc_a1</text:p>
          </table:table-cell>
          <table:table-cell office:value-type="string" table:style-name="ce17">
            <text:p>P9_23</text:p>
          </table:table-cell>
          <table:table-cell office:value-type="string" table:style-name="ce17">
            <text:p>P9_24</text:p>
          </table:table-cell>
          <table:table-cell office:value-type="string" table:style-name="ce18">
            <text:p>uart1_txd</text:p>
          </table:table-cell>
          <table:table-cell table:style-name="ce13"/>
          <table:table-cell table:style-name="ce25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ad0</text:p>
          </table:table-cell>
          <table:table-cell office:value-type="string" table:style-name="ce10">
            <text:p>P8_25</text:p>
          </table:table-cell>
          <table:table-cell office:value-type="string" table:style-name="ce19">
            <text:p>P8_26</text:p>
          </table:table-cell>
          <table:table-cell office:value-type="string" table:style-name="ce13">
            <text:p>gpmc_csn0</text:p>
          </table:table-cell>
          <table:table-cell table:style-name="ce13"/>
          <table:table-cell table:style-name="ce25"/>
          <table:table-cell table:style-name="ce26"/>
          <table:table-cell table:style-name="ce1"/>
          <table:table-cell office:value-type="string" table:style-name="ce18">
            <text:p>mcasp0_ahclkx</text:p>
          </table:table-cell>
          <table:table-cell office:value-type="string" table:style-name="ce17">
            <text:p>P9_25</text:p>
          </table:table-cell>
          <table:table-cell office:value-type="string" table:style-name="ce16">
            <text:p>P9_26</text:p>
          </table:table-cell>
          <table:table-cell office:value-type="string" table:style-name="ce15">
            <text:p>uart1_rxd</text:p>
          </table:table-cell>
          <table:table-cell office:value-type="string" table:style-name="ce15">
            <text:p>GPIO0_14</text:p>
          </table:table-cell>
          <table:table-cell office:value-type="string" table:style-name="ce27">
            <text:p>DIR_B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vsync</text:p>
          </table:table-cell>
          <table:table-cell office:value-type="string" table:style-name="ce29">
            <text:p>P8_27</text:p>
          </table:table-cell>
          <table:table-cell office:value-type="string" table:style-name="ce29">
            <text:p>P8_28</text:p>
          </table:table-cell>
          <table:table-cell office:value-type="string" table:style-name="ce28">
            <text:p>lcd_pclk</text:p>
          </table:table-cell>
          <table:table-cell table:style-name="ce13"/>
          <table:table-cell table:style-name="ce25"/>
          <table:table-cell office:value-type="string" table:style-name="ce21">
            <text:p>SPI1_CS0</text:p>
          </table:table-cell>
          <table:table-cell office:value-type="string" table:style-name="ce15">
            <text:p>GPIO3_19</text:p>
          </table:table-cell>
          <table:table-cell office:value-type="string" table:style-name="ce15">
            <text:p>mcasp0_fsr</text:p>
          </table:table-cell>
          <table:table-cell office:value-type="string" table:style-name="ce16">
            <text:p>P9_27</text:p>
          </table:table-cell>
          <table:table-cell office:value-type="string" table:style-name="ce23">
            <text:p>P9_28</text:p>
          </table:table-cell>
          <table:table-cell office:value-type="string" table:style-name="ce22">
            <text:p>mcasp0_ahclkr</text:p>
          </table:table-cell>
          <table:table-cell table:style-name="ce15"/>
          <table:table-cell table:style-name="ce27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hsync</text:p>
          </table:table-cell>
          <table:table-cell office:value-type="string" table:style-name="ce29">
            <text:p>P8_29</text:p>
          </table:table-cell>
          <table:table-cell office:value-type="string" table:style-name="ce29">
            <text:p>P8_30</text:p>
          </table:table-cell>
          <table:table-cell office:value-type="string" table:style-name="ce28">
            <text:p>lcd_ac_bias_en</text:p>
          </table:table-cell>
          <table:table-cell table:style-name="ce13"/>
          <table:table-cell table:style-name="ce25"/>
          <table:table-cell office:value-type="string" table:style-name="ce21">
            <text:p>SPI1_MISO</text:p>
          </table:table-cell>
          <table:table-cell office:value-type="string" table:style-name="ce22">
            <text:p>SPI1_MISO</text:p>
          </table:table-cell>
          <table:table-cell office:value-type="string" table:style-name="ce22">
            <text:p>mcasp0_fsx</text:p>
          </table:table-cell>
          <table:table-cell office:value-type="string" table:style-name="ce23">
            <text:p>P9_29</text:p>
          </table:table-cell>
          <table:table-cell office:value-type="string" table:style-name="ce23">
            <text:p>P9_30</text:p>
          </table:table-cell>
          <table:table-cell office:value-type="string" table:style-name="ce22">
            <text:p>mcasp0_axr0</text:p>
          </table:table-cell>
          <table:table-cell office:value-type="string" table:style-name="ce22">
            <text:p>SPI1_MOSI</text:p>
          </table:table-cell>
          <table:table-cell office:value-type="string" table:style-name="ce24">
            <text:p>SPI1_MOSI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14</text:p>
          </table:table-cell>
          <table:table-cell office:value-type="string" table:style-name="ce29">
            <text:p>P8_31</text:p>
          </table:table-cell>
          <table:table-cell office:value-type="string" table:style-name="ce29">
            <text:p>P8_32</text:p>
          </table:table-cell>
          <table:table-cell office:value-type="string" table:style-name="ce28">
            <text:p>lcd_data15</text:p>
          </table:table-cell>
          <table:table-cell table:style-name="ce13"/>
          <table:table-cell table:style-name="ce25"/>
          <table:table-cell office:value-type="string" table:style-name="ce21">
            <text:p>SPI1_SCLK</text:p>
          </table:table-cell>
          <table:table-cell office:value-type="string" table:style-name="ce22">
            <text:p>SPI1_SCLK</text:p>
          </table:table-cell>
          <table:table-cell office:value-type="string" table:style-name="ce22">
            <text:p>DIR_EXT_3</text:p>
          </table:table-cell>
          <table:table-cell office:value-type="string" table:style-name="ce23">
            <text:p>P9_31</text:p>
          </table:table-cell>
          <table:table-cell office:value-type="string" table:style-name="ce30">
            <text:p>P9_32</text:p>
          </table:table-cell>
          <table:table-cell office:value-type="string" table:style-name="ce31">
            <text:p>VADC</text:p>
          </table:table-cell>
          <table:table-cell table:style-name="ce32"/>
          <table:table-cell table:style-name="ce20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13</text:p>
          </table:table-cell>
          <table:table-cell office:value-type="string" table:style-name="ce29">
            <text:p>P8_33</text:p>
          </table:table-cell>
          <table:table-cell office:value-type="string" table:style-name="ce29">
            <text:p>P8_34</text:p>
          </table:table-cell>
          <table:table-cell office:value-type="string" table:style-name="ce28">
            <text:p>lcd_data11</text:p>
          </table:table-cell>
          <table:table-cell table:style-name="ce13"/>
          <table:table-cell table:style-name="ce25"/>
          <table:table-cell table:style-name="ce26"/>
          <table:table-cell table:style-name="ce1"/>
          <table:table-cell office:value-type="string" table:style-name="ce31">
            <text:p>AIN4</text:p>
          </table:table-cell>
          <table:table-cell office:value-type="string" table:style-name="ce30">
            <text:p>P9_33</text:p>
          </table:table-cell>
          <table:table-cell office:value-type="string" table:style-name="ce30">
            <text:p>P9_34</text:p>
          </table:table-cell>
          <table:table-cell office:value-type="string" table:style-name="ce31">
            <text:p>AGND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12</text:p>
          </table:table-cell>
          <table:table-cell office:value-type="string" table:style-name="ce29">
            <text:p>P8_35</text:p>
          </table:table-cell>
          <table:table-cell office:value-type="string" table:style-name="ce29">
            <text:p>P8_36</text:p>
          </table:table-cell>
          <table:table-cell office:value-type="string" table:style-name="ce28">
            <text:p>lcd_data10</text:p>
          </table:table-cell>
          <table:table-cell table:style-name="ce18"/>
          <table:table-cell table:style-name="ce20"/>
          <table:table-cell table:style-name="ce33"/>
          <table:table-cell table:style-name="ce1"/>
          <table:table-cell office:value-type="string" table:style-name="ce31">
            <text:p>AIN6</text:p>
          </table:table-cell>
          <table:table-cell office:value-type="string" table:style-name="ce30">
            <text:p>P9_35</text:p>
          </table:table-cell>
          <table:table-cell office:value-type="string" table:style-name="ce30">
            <text:p>P9_36</text:p>
          </table:table-cell>
          <table:table-cell office:value-type="string" table:style-name="ce31">
            <text:p>AIN5</text:p>
          </table:table-cell>
          <table:table-cell table:style-name="ce18"/>
          <table:table-cell table:style-name="ce20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8</text:p>
          </table:table-cell>
          <table:table-cell office:value-type="string" table:style-name="ce29">
            <text:p>P8_37</text:p>
          </table:table-cell>
          <table:table-cell office:value-type="string" table:style-name="ce29">
            <text:p>P8_38</text:p>
          </table:table-cell>
          <table:table-cell office:value-type="string" table:style-name="ce28">
            <text:p>lcd_data9</text:p>
          </table:table-cell>
          <table:table-cell table:style-name="ce13"/>
          <table:table-cell table:style-name="ce25"/>
          <table:table-cell table:style-name="ce26"/>
          <table:table-cell table:style-name="ce1"/>
          <table:table-cell office:value-type="string" table:style-name="ce28">
            <text:p>AIN2</text:p>
          </table:table-cell>
          <table:table-cell office:value-type="string" table:style-name="ce29">
            <text:p>P9_37</text:p>
          </table:table-cell>
          <table:table-cell office:value-type="string" table:style-name="ce29">
            <text:p>P9_38</text:p>
          </table:table-cell>
          <table:table-cell office:value-type="string" table:style-name="ce28">
            <text:p>AIN3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6</text:p>
          </table:table-cell>
          <table:table-cell office:value-type="string" table:style-name="ce29">
            <text:p>P8_39</text:p>
          </table:table-cell>
          <table:table-cell office:value-type="string" table:style-name="ce29">
            <text:p>P8_40</text:p>
          </table:table-cell>
          <table:table-cell office:value-type="string" table:style-name="ce28">
            <text:p>lcd_data7</text:p>
          </table:table-cell>
          <table:table-cell table:style-name="ce22"/>
          <table:table-cell table:style-name="ce34"/>
          <table:table-cell table:style-name="ce35"/>
          <table:table-cell table:style-name="ce1"/>
          <table:table-cell office:value-type="string" table:style-name="ce28">
            <text:p>AIN0</text:p>
          </table:table-cell>
          <table:table-cell office:value-type="string" table:style-name="ce29">
            <text:p>P9_39</text:p>
          </table:table-cell>
          <table:table-cell office:value-type="string" table:style-name="ce29">
            <text:p>P9_40</text:p>
          </table:table-cell>
          <table:table-cell office:value-type="string" table:style-name="ce28">
            <text:p>AIN1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4</text:p>
          </table:table-cell>
          <table:table-cell office:value-type="string" table:style-name="ce29">
            <text:p>P8_41</text:p>
          </table:table-cell>
          <table:table-cell office:value-type="string" table:style-name="ce29">
            <text:p>P8_42</text:p>
          </table:table-cell>
          <table:table-cell office:value-type="string" table:style-name="ce28">
            <text:p>lcd_data5</text:p>
          </table:table-cell>
          <table:table-cell table:style-name="ce22"/>
          <table:table-cell table:style-name="ce34"/>
          <table:table-cell table:style-name="ce35"/>
          <table:table-cell office:value-type="string" table:style-name="ce15">
            <text:p>GPIO_20</text:p>
          </table:table-cell>
          <table:table-cell table:style-name="ce1"/>
          <table:table-cell office:value-type="string" table:style-name="ce16">
            <text:p>P9_41</text:p>
          </table:table-cell>
          <table:table-cell office:value-type="string" table:style-name="ce23">
            <text:p>P9_42</text:p>
          </table:table-cell>
          <table:table-cell office:value-type="string" table:style-name="ce22">
            <text:p>eCAP0_in_PWM0_out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2</text:p>
          </table:table-cell>
          <table:table-cell office:value-type="string" table:style-name="ce29">
            <text:p>P8_43</text:p>
          </table:table-cell>
          <table:table-cell office:value-type="string" table:style-name="ce29">
            <text:p>P8_44</text:p>
          </table:table-cell>
          <table:table-cell office:value-type="string" table:style-name="ce28">
            <text:p>lcd_data3</text:p>
          </table:table-cell>
          <table:table-cell table:style-name="ce13"/>
          <table:table-cell table:style-name="ce8"/>
          <table:table-cell table:style-name="ce6"/>
          <table:table-cell table:style-name="ce1"/>
          <table:table-cell office:value-type="string" table:style-name="ce1">
            <text:p>GND</text:p>
          </table:table-cell>
          <table:table-cell office:value-type="string" table:style-name="ce7">
            <text:p>P9_43</text:p>
          </table:table-cell>
          <table:table-cell office:value-type="string" table:style-name="ce7">
            <text:p>P9_44</text:p>
          </table:table-cell>
          <table:table-cell office:value-type="string" table:style-name="ce1">
            <text:p>GND</text:p>
          </table:table-cell>
          <table:table-cell table:style-name="ce18"/>
          <table:table-cell table:style-name="ce20"/>
          <table:table-cell table:number-columns-repeated="16368"/>
        </table:table-row>
        <table:table-row table:style-name="ro1">
          <table:table-cell table:style-name="ce36"/>
          <table:table-cell table:style-name="ce37"/>
          <table:table-cell office:value-type="string" table:style-name="ce38">
            <text:p>lcd_data0</text:p>
          </table:table-cell>
          <table:table-cell office:value-type="string" table:style-name="ce39">
            <text:p>P8_45</text:p>
          </table:table-cell>
          <table:table-cell office:value-type="string" table:style-name="ce39">
            <text:p>P8_46</text:p>
          </table:table-cell>
          <table:table-cell office:value-type="string" table:style-name="ce38">
            <text:p>lcd_data1</text:p>
          </table:table-cell>
          <table:table-cell table:style-name="ce40"/>
          <table:table-cell table:style-name="ce41"/>
          <table:table-cell table:style-name="ce36"/>
          <table:table-cell table:style-name="ce37"/>
          <table:table-cell office:value-type="string" table:style-name="ce37">
            <text:p>GND</text:p>
          </table:table-cell>
          <table:table-cell office:value-type="string" table:style-name="ce42">
            <text:p>P9_45</text:p>
          </table:table-cell>
          <table:table-cell office:value-type="string" table:style-name="ce42">
            <text:p>P9_46</text:p>
          </table:table-cell>
          <table:table-cell office:value-type="string" table:style-name="ce37">
            <text:p>GND</text:p>
          </table:table-cell>
          <table:table-cell table:style-name="ce43"/>
          <table:table-cell table:style-name="ce44"/>
          <table:table-cell table:number-columns-repeated="16368"/>
        </table:table-row>
        <table:table-row table:style-name="ro2">
          <table:table-cell table:number-columns-repeated="4" table:style-name="ce1"/>
          <table:table-cell table:style-name="ce9"/>
          <table:table-cell table:style-name="ce1"/>
          <table:table-cell table:style-name="ce13"/>
          <table:table-cell table:number-columns-repeated="5" table:style-name="ce1"/>
          <table:table-cell table:style-name="ce18"/>
          <table:table-cell table:style-name="ce1"/>
          <table:table-cell table:number-columns-repeated="2" table:style-name="ce18"/>
          <table:table-cell table:number-columns-repeated="16368"/>
        </table:table-row>
        <table:table-row table:style-name="ro1">
          <table:table-cell office:value-type="string" table:style-name="ce2">
            <text:p>REPLICAPE</text:p>
          </table:table-cell>
          <table:table-cell table:number-columns-repeated="3" table:style-name="ce1"/>
          <table:table-cell table:style-name="ce9"/>
          <table:table-cell table:style-name="ce1"/>
          <table:table-cell table:style-name="ce13"/>
          <table:table-cell table:number-columns-repeated="5" table:style-name="ce1"/>
          <table:table-cell table:style-name="ce18"/>
          <table:table-cell table:style-name="ce1"/>
          <table:table-cell table:number-columns-repeated="2" table:style-name="ce18"/>
          <table:table-cell table:number-columns-repeated="16368"/>
        </table:table-row>
        <table:table-row table:style-name="ro1">
          <table:table-cell office:value-type="string" table:style-name="ce3">
            <text:p>Friendly name</text:p>
          </table:table-cell>
          <table:table-cell office:value-type="string" table:style-name="ce4">
            <text:p>Muxed</text:p>
          </table:table-cell>
          <table:table-cell office:value-type="string" table:style-name="ce4">
            <text:p>MODE0</text:p>
          </table:table-cell>
          <table:table-cell office:value-type="string" table:style-name="ce4">
            <text:p>P8</text:p>
          </table:table-cell>
          <table:table-cell table:style-name="ce4"/>
          <table:table-cell office:value-type="string" table:style-name="ce4">
            <text:p>MODE0</text:p>
          </table:table-cell>
          <table:table-cell office:value-type="string" table:style-name="ce4">
            <text:p>Muxed</text:p>
          </table:table-cell>
          <table:table-cell office:value-type="string" table:style-name="ce5">
            <text:p>Friendly name</text:p>
          </table:table-cell>
          <table:table-cell office:value-type="string" table:style-name="ce3">
            <text:p>Friendly name</text:p>
          </table:table-cell>
          <table:table-cell office:value-type="string" table:style-name="ce4">
            <text:p>MUXED</text:p>
          </table:table-cell>
          <table:table-cell office:value-type="string" table:style-name="ce4">
            <text:p>MODE0</text:p>
          </table:table-cell>
          <table:table-cell office:value-type="string" table:style-name="ce4">
            <text:p>P9</text:p>
          </table:table-cell>
          <table:table-cell table:style-name="ce4"/>
          <table:table-cell office:value-type="string" table:style-name="ce4">
            <text:p>MODE0</text:p>
          </table:table-cell>
          <table:table-cell office:value-type="string" table:style-name="ce4">
            <text:p>MUXED</text:p>
          </table:table-cell>
          <table:table-cell office:value-type="string" table:style-name="ce5">
            <text:p>Friendly name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">
            <text:p>GND</text:p>
          </table:table-cell>
          <table:table-cell office:value-type="string" table:style-name="ce7">
            <text:p>P8_1</text:p>
          </table:table-cell>
          <table:table-cell office:value-type="string" table:style-name="ce7">
            <text:p>P8_2</text:p>
          </table:table-cell>
          <table:table-cell office:value-type="string" table:style-name="ce1">
            <text:p>GND</text:p>
          </table:table-cell>
          <table:table-cell table:style-name="ce1"/>
          <table:table-cell table:style-name="ce8"/>
          <table:table-cell table:style-name="ce6"/>
          <table:table-cell table:style-name="ce1"/>
          <table:table-cell office:value-type="string" table:style-name="ce1">
            <text:p>GND</text:p>
          </table:table-cell>
          <table:table-cell office:value-type="string" table:style-name="ce7">
            <text:p>P9_1</text:p>
          </table:table-cell>
          <table:table-cell office:value-type="string" table:style-name="ce7">
            <text:p>P9_2</text:p>
          </table:table-cell>
          <table:table-cell office:value-type="string" table:style-name="ce1">
            <text:p>GND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ad6</text:p>
          </table:table-cell>
          <table:table-cell office:value-type="string" table:style-name="ce10">
            <text:p>P8_3</text:p>
          </table:table-cell>
          <table:table-cell office:value-type="string" table:style-name="ce10">
            <text:p>P8_4</text:p>
          </table:table-cell>
          <table:table-cell office:value-type="string" table:style-name="ce9">
            <text:p>gpmc_ad7</text:p>
          </table:table-cell>
          <table:table-cell table:style-name="ce1"/>
          <table:table-cell table:style-name="ce8"/>
          <table:table-cell table:style-name="ce6"/>
          <table:table-cell table:style-name="ce1"/>
          <table:table-cell office:value-type="string" table:style-name="ce11">
            <text:p>3.3V</text:p>
          </table:table-cell>
          <table:table-cell office:value-type="string" table:style-name="ce12">
            <text:p>P9_3</text:p>
          </table:table-cell>
          <table:table-cell office:value-type="string" table:style-name="ce12">
            <text:p>P9_4</text:p>
          </table:table-cell>
          <table:table-cell office:value-type="string" table:style-name="ce11">
            <text:p>3.3V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ad2</text:p>
          </table:table-cell>
          <table:table-cell office:value-type="string" table:style-name="ce10">
            <text:p>P8_5</text:p>
          </table:table-cell>
          <table:table-cell office:value-type="string" table:style-name="ce10">
            <text:p>P8_6</text:p>
          </table:table-cell>
          <table:table-cell office:value-type="string" table:style-name="ce9">
            <text:p>gpmc_ad3</text:p>
          </table:table-cell>
          <table:table-cell table:style-name="ce13"/>
          <table:table-cell table:style-name="ce8"/>
          <table:table-cell table:style-name="ce6"/>
          <table:table-cell table:style-name="ce1"/>
          <table:table-cell office:value-type="string" table:style-name="ce11">
            <text:p>5V</text:p>
          </table:table-cell>
          <table:table-cell office:value-type="string" table:style-name="ce12">
            <text:p>P9_5</text:p>
          </table:table-cell>
          <table:table-cell office:value-type="string" table:style-name="ce12">
            <text:p>P9_6</text:p>
          </table:table-cell>
          <table:table-cell office:value-type="string" table:style-name="ce11">
            <text:p>5V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14"/>
          <table:table-cell table:style-name="ce15"/>
          <table:table-cell office:value-type="string" table:style-name="ce15">
            <text:p>gpmc_advn_ale</text:p>
          </table:table-cell>
          <table:table-cell office:value-type="string" table:style-name="ce16">
            <text:p>P8_7</text:p>
          </table:table-cell>
          <table:table-cell office:value-type="string" table:style-name="ce17">
            <text:p>P8_8</text:p>
          </table:table-cell>
          <table:table-cell office:value-type="string" table:style-name="ce18">
            <text:p>gpmc_oen_ren</text:p>
          </table:table-cell>
          <table:table-cell office:value-type="string" table:style-name="ce18">
            <text:p>GPIO2_3</text:p>
          </table:table-cell>
          <table:table-cell office:value-type="string" table:style-name="ce20">
            <text:p>FAULT_EXT_2</text:p>
          </table:table-cell>
          <table:table-cell table:style-name="ce6"/>
          <table:table-cell table:style-name="ce1"/>
          <table:table-cell office:value-type="string" table:style-name="ce11">
            <text:p>5V</text:p>
          </table:table-cell>
          <table:table-cell office:value-type="string" table:style-name="ce12">
            <text:p>P9_7</text:p>
          </table:table-cell>
          <table:table-cell office:value-type="string" table:style-name="ce12">
            <text:p>P9_8</text:p>
          </table:table-cell>
          <table:table-cell office:value-type="string" table:style-name="ce11">
            <text:p>5V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office:value-type="string" table:style-name="ce33">
            <text:p>FALUT_Y</text:p>
          </table:table-cell>
          <table:table-cell office:value-type="string" table:style-name="ce18">
            <text:p>GPIO2_5</text:p>
          </table:table-cell>
          <table:table-cell office:value-type="string" table:style-name="ce18">
            <text:p>gpmc_be0n_cle</text:p>
          </table:table-cell>
          <table:table-cell office:value-type="string" table:style-name="ce17">
            <text:p>P8_9</text:p>
          </table:table-cell>
          <table:table-cell office:value-type="string" table:style-name="ce17">
            <text:p>P8_10</text:p>
          </table:table-cell>
          <table:table-cell office:value-type="string" table:style-name="ce18">
            <text:p>gpmc_wen</text:p>
          </table:table-cell>
          <table:table-cell office:value-type="string" table:style-name="ce18">
            <text:p>GPIO2_4</text:p>
          </table:table-cell>
          <table:table-cell office:value-type="string" table:style-name="ce20">
            <text:p>FAULT_X</text:p>
          </table:table-cell>
          <table:table-cell table:style-name="ce6"/>
          <table:table-cell table:style-name="ce1"/>
          <table:table-cell office:value-type="string" table:style-name="ce11">
            <text:p>PWR_BUT</text:p>
          </table:table-cell>
          <table:table-cell office:value-type="string" table:style-name="ce12">
            <text:p>P9_9</text:p>
          </table:table-cell>
          <table:table-cell office:value-type="string" table:style-name="ce12">
            <text:p>P9_10</text:p>
          </table:table-cell>
          <table:table-cell office:value-type="string" table:style-name="ce11">
            <text:p>RESET_OUT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office:value-type="string" table:style-name="ce26">
            <text:p>STEP_EXT_2</text:p>
          </table:table-cell>
          <table:table-cell office:value-type="string" table:style-name="ce13">
            <text:p>GPIO1_13</text:p>
          </table:table-cell>
          <table:table-cell office:value-type="string" table:style-name="ce13">
            <text:p>gpmc_ad13</text:p>
          </table:table-cell>
          <table:table-cell office:value-type="string" table:style-name="ce19">
            <text:p>P8_11</text:p>
          </table:table-cell>
          <table:table-cell office:value-type="string" table:style-name="ce19">
            <text:p>P8_12</text:p>
          </table:table-cell>
          <table:table-cell office:value-type="string" table:style-name="ce13">
            <text:p>GPMC_AD12</text:p>
          </table:table-cell>
          <table:table-cell office:value-type="string" table:style-name="ce13">
            <text:p>GPIO1_12</text:p>
          </table:table-cell>
          <table:table-cell office:value-type="string" table:style-name="ce25">
            <text:p>STEP_Y</text:p>
          </table:table-cell>
          <table:table-cell office:value-type="string" table:style-name="ce33">
            <text:p>END_STOP_X_2</text:p>
          </table:table-cell>
          <table:table-cell office:value-type="string" table:style-name="ce18">
            <text:p>GPIO0_30</text:p>
          </table:table-cell>
          <table:table-cell office:value-type="string" table:style-name="ce18">
            <text:p>gpmc_wait0</text:p>
          </table:table-cell>
          <table:table-cell office:value-type="string" table:style-name="ce17">
            <text:p>P9_11</text:p>
          </table:table-cell>
          <table:table-cell office:value-type="string" table:style-name="ce19">
            <text:p>P9_12</text:p>
          </table:table-cell>
          <table:table-cell office:value-type="string" table:style-name="ce13">
            <text:p>gpmc_be1n</text:p>
          </table:table-cell>
          <table:table-cell office:value-type="string" table:style-name="ce13">
            <text:p>GPIO1_28</text:p>
          </table:table-cell>
          <table:table-cell office:value-type="string" table:style-name="ce25">
            <text:p>STEP_EXT_1</text:p>
          </table:table-cell>
          <table:table-cell table:number-columns-repeated="16368"/>
        </table:table-row>
        <table:table-row table:style-name="ro1">
          <table:table-cell office:value-type="string" table:style-name="ce26">
            <text:p>STEP_Z</text:p>
          </table:table-cell>
          <table:table-cell office:value-type="string" table:style-name="ce13">
            <text:p>GPIO0_23</text:p>
          </table:table-cell>
          <table:table-cell office:value-type="string" table:style-name="ce13">
            <text:p>gpmc_ad9</text:p>
          </table:table-cell>
          <table:table-cell office:value-type="string" table:style-name="ce19">
            <text:p>P8_13</text:p>
          </table:table-cell>
          <table:table-cell office:value-type="string" table:style-name="ce19">
            <text:p>P8_14</text:p>
          </table:table-cell>
          <table:table-cell office:value-type="string" table:style-name="ce13">
            <text:p>gpmc_ad10</text:p>
          </table:table-cell>
          <table:table-cell office:value-type="string" table:style-name="ce13">
            <text:p>GPIO0_26</text:p>
          </table:table-cell>
          <table:table-cell office:value-type="string" table:style-name="ce25">
            <text:p>DIR_Z</text:p>
          </table:table-cell>
          <table:table-cell office:value-type="string" table:style-name="ce33">
            <text:p>END_STOP_Z_1</text:p>
          </table:table-cell>
          <table:table-cell office:value-type="string" table:style-name="ce18">
            <text:p>GPIO0_31</text:p>
          </table:table-cell>
          <table:table-cell office:value-type="string" table:style-name="ce18">
            <text:p>gpmc_wpn</text:p>
          </table:table-cell>
          <table:table-cell office:value-type="string" table:style-name="ce17">
            <text:p>P9_13</text:p>
          </table:table-cell>
          <table:table-cell office:value-type="string" table:style-name="ce16">
            <text:p>P9_14</text:p>
          </table:table-cell>
          <table:table-cell office:value-type="string" table:style-name="ce15">
            <text:p>gpmc_a2</text:p>
          </table:table-cell>
          <table:table-cell office:value-type="string" table:style-name="ce15">
            <text:p>ehrpwm1A_mux1</text:p>
          </table:table-cell>
          <table:table-cell office:value-type="string" table:style-name="ce27">
            <text:p>SERVO_0</text:p>
          </table:table-cell>
          <table:table-cell table:number-columns-repeated="16368"/>
        </table:table-row>
        <table:table-row table:style-name="ro1">
          <table:table-cell office:value-type="string" table:style-name="ce26">
            <text:p>DIR_EXT_1</text:p>
          </table:table-cell>
          <table:table-cell office:value-type="string" table:style-name="ce13">
            <text:p>GPIO1_15</text:p>
          </table:table-cell>
          <table:table-cell office:value-type="string" table:style-name="ce13">
            <text:p>gpmc_ad15</text:p>
          </table:table-cell>
          <table:table-cell office:value-type="string" table:style-name="ce19">
            <text:p>P8_15</text:p>
          </table:table-cell>
          <table:table-cell office:value-type="string" table:style-name="ce19">
            <text:p>P8_16</text:p>
          </table:table-cell>
          <table:table-cell office:value-type="string" table:style-name="ce13">
            <text:p>gpmc_ad14</text:p>
          </table:table-cell>
          <table:table-cell office:value-type="string" table:style-name="ce13">
            <text:p>GPIO1_14</text:p>
          </table:table-cell>
          <table:table-cell office:value-type="string" table:style-name="ce25">
            <text:p>DIR_EXT_2</text:p>
          </table:table-cell>
          <table:table-cell table:style-name="ce14"/>
          <table:table-cell table:style-name="ce15"/>
          <table:table-cell office:value-type="string" table:style-name="ce15">
            <text:p>gpmc_a0</text:p>
          </table:table-cell>
          <table:table-cell office:value-type="string" table:style-name="ce16">
            <text:p>P9_15</text:p>
          </table:table-cell>
          <table:table-cell office:value-type="string" table:style-name="ce17">
            <text:p>P9_16</text:p>
          </table:table-cell>
          <table:table-cell office:value-type="string" table:style-name="ce18">
            <text:p>gpmc_a3</text:p>
          </table:table-cell>
          <table:table-cell office:value-type="string" table:style-name="ce18">
            <text:p>ehrpwm1B_mux1</text:p>
          </table:table-cell>
          <table:table-cell office:value-type="string" table:style-name="ce20">
            <text:p>SERVO_1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13">
            <text:p>gpmc_ad11</text:p>
          </table:table-cell>
          <table:table-cell office:value-type="string" table:style-name="ce19">
            <text:p>P8_17</text:p>
          </table:table-cell>
          <table:table-cell office:value-type="string" table:style-name="ce17">
            <text:p>P8_18</text:p>
          </table:table-cell>
          <table:table-cell office:value-type="string" table:style-name="ce18">
            <text:p>gpmc_clk_mux0</text:p>
          </table:table-cell>
          <table:table-cell office:value-type="string" table:style-name="ce13">
            <text:p>GPIO0_27</text:p>
          </table:table-cell>
          <table:table-cell office:value-type="string" table:style-name="ce25">
            <text:p>STEP_X</text:p>
          </table:table-cell>
          <table:table-cell table:style-name="ce14"/>
          <table:table-cell table:style-name="ce15"/>
          <table:table-cell office:value-type="string" table:style-name="ce15">
            <text:p>spi0_cs0</text:p>
          </table:table-cell>
          <table:table-cell office:value-type="string" table:style-name="ce16">
            <text:p>P9_17</text:p>
          </table:table-cell>
          <table:table-cell office:value-type="string" table:style-name="ce17">
            <text:p>P9_18</text:p>
          </table:table-cell>
          <table:table-cell office:value-type="string" table:style-name="ce18">
            <text:p>spi0_d1</text:p>
          </table:table-cell>
          <table:table-cell office:value-type="string" table:style-name="ce18">
            <text:p>GPIO0_4</text:p>
          </table:table-cell>
          <table:table-cell office:value-type="string" table:style-name="ce20">
            <text:p>END_STOP_Z_2</text:p>
          </table:table-cell>
          <table:table-cell table:number-columns-repeated="16368"/>
        </table:table-row>
        <table:table-row table:style-name="ro1">
          <table:table-cell office:value-type="string" table:style-name="ce26">
            <text:p>DIR_Y</text:p>
          </table:table-cell>
          <table:table-cell office:value-type="string" table:style-name="ce13">
            <text:p>GPIO0_22</text:p>
          </table:table-cell>
          <table:table-cell office:value-type="string" table:style-name="ce13">
            <text:p>gpmc_ad8</text:p>
          </table:table-cell>
          <table:table-cell office:value-type="string" table:style-name="ce19">
            <text:p>P8_19</text:p>
          </table:table-cell>
          <table:table-cell office:value-type="string" table:style-name="ce10">
            <text:p>P8_20</text:p>
          </table:table-cell>
          <table:table-cell office:value-type="string" table:style-name="ce9">
            <text:p>gpmc_csn2</text:p>
          </table:table-cell>
          <table:table-cell office:value-type="string" table:style-name="ce18">
            <text:p>GPIO2_1</text:p>
          </table:table-cell>
          <table:table-cell office:value-type="string" table:style-name="ce20">
            <text:p>FAULT_EXT_1</text:p>
          </table:table-cell>
          <table:table-cell office:value-type="string" table:style-name="ce21">
            <text:p>I2C2_SCL</text:p>
          </table:table-cell>
          <table:table-cell office:value-type="string" table:style-name="ce22">
            <text:p>I2C2_SCL</text:p>
          </table:table-cell>
          <table:table-cell office:value-type="string" table:style-name="ce22">
            <text:p>uart1_rtsn</text:p>
          </table:table-cell>
          <table:table-cell office:value-type="string" table:style-name="ce23">
            <text:p>P9_19</text:p>
          </table:table-cell>
          <table:table-cell office:value-type="string" table:style-name="ce23">
            <text:p>P9_20</text:p>
          </table:table-cell>
          <table:table-cell office:value-type="string" table:style-name="ce22">
            <text:p>uart1_ctsn</text:p>
          </table:table-cell>
          <table:table-cell office:value-type="string" table:style-name="ce22">
            <text:p>I2C2_SDA</text:p>
          </table:table-cell>
          <table:table-cell office:value-type="string" table:style-name="ce24">
            <text:p>I2C2_SDA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csn1</text:p>
          </table:table-cell>
          <table:table-cell office:value-type="string" table:style-name="ce10">
            <text:p>P8_21</text:p>
          </table:table-cell>
          <table:table-cell office:value-type="string" table:style-name="ce10">
            <text:p>P8_22</text:p>
          </table:table-cell>
          <table:table-cell office:value-type="string" table:style-name="ce9">
            <text:p>gpmc_ad5</text:p>
          </table:table-cell>
          <table:table-cell table:style-name="ce13"/>
          <table:table-cell table:style-name="ce25"/>
          <table:table-cell office:value-type="string" table:style-name="ce14">
            <text:p>LCD</text:p>
          </table:table-cell>
          <table:table-cell table:style-name="ce15"/>
          <table:table-cell office:value-type="string" table:style-name="ce15">
            <text:p>spi0_d0</text:p>
          </table:table-cell>
          <table:table-cell office:value-type="string" table:style-name="ce16">
            <text:p>P9_21</text:p>
          </table:table-cell>
          <table:table-cell office:value-type="string" table:style-name="ce17">
            <text:p>P9_22</text:p>
          </table:table-cell>
          <table:table-cell office:value-type="string" table:style-name="ce18">
            <text:p>spi0_sclk</text:p>
          </table:table-cell>
          <table:table-cell office:value-type="string" table:style-name="ce18">
            <text:p>GPIO0_2</text:p>
          </table:table-cell>
          <table:table-cell office:value-type="string" table:style-name="ce20">
            <text:p>DALLAS_TEMP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ad4</text:p>
          </table:table-cell>
          <table:table-cell office:value-type="string" table:style-name="ce10">
            <text:p>P8_23</text:p>
          </table:table-cell>
          <table:table-cell office:value-type="string" table:style-name="ce10">
            <text:p>P8_24</text:p>
          </table:table-cell>
          <table:table-cell office:value-type="string" table:style-name="ce9">
            <text:p>gpmc_ad1</text:p>
          </table:table-cell>
          <table:table-cell table:style-name="ce13"/>
          <table:table-cell table:style-name="ce25"/>
          <table:table-cell office:value-type="string" table:style-name="ce33">
            <text:p>END_STOP_Y_1</text:p>
          </table:table-cell>
          <table:table-cell table:style-name="ce1"/>
          <table:table-cell office:value-type="string" table:style-name="ce18">
            <text:p>gpmc_a1</text:p>
          </table:table-cell>
          <table:table-cell office:value-type="string" table:style-name="ce17">
            <text:p>P9_23</text:p>
          </table:table-cell>
          <table:table-cell office:value-type="string" table:style-name="ce17">
            <text:p>P9_24</text:p>
          </table:table-cell>
          <table:table-cell office:value-type="string" table:style-name="ce18">
            <text:p>uart1_txd</text:p>
          </table:table-cell>
          <table:table-cell office:value-type="string" table:style-name="ce18">
            <text:p>GPIO0_15</text:p>
          </table:table-cell>
          <table:table-cell office:value-type="string" table:style-name="ce20">
            <text:p>FAULT_Z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9">
            <text:p>gpmc_ad0</text:p>
          </table:table-cell>
          <table:table-cell office:value-type="string" table:style-name="ce10">
            <text:p>P8_25</text:p>
          </table:table-cell>
          <table:table-cell office:value-type="string" table:style-name="ce19">
            <text:p>P8_26</text:p>
          </table:table-cell>
          <table:table-cell office:value-type="string" table:style-name="ce13">
            <text:p>gpmc_csn0</text:p>
          </table:table-cell>
          <table:table-cell office:value-type="string" table:style-name="ce13">
            <text:p>GPIO1_29</text:p>
          </table:table-cell>
          <table:table-cell office:value-type="string" table:style-name="ce25">
            <text:p>DIR_X</text:p>
          </table:table-cell>
          <table:table-cell office:value-type="string" table:style-name="ce33">
            <text:p>END_STOP_X_1</text:p>
          </table:table-cell>
          <table:table-cell office:value-type="string" table:style-name="ce18">
            <text:p>GPIO3_21</text:p>
          </table:table-cell>
          <table:table-cell office:value-type="string" table:style-name="ce18">
            <text:p>mcasp0_ahclkx</text:p>
          </table:table-cell>
          <table:table-cell office:value-type="string" table:style-name="ce17">
            <text:p>P9_25</text:p>
          </table:table-cell>
          <table:table-cell office:value-type="string" table:style-name="ce16">
            <text:p>P9_26</text:p>
          </table:table-cell>
          <table:table-cell office:value-type="string" table:style-name="ce15">
            <text:p>uart1_rxd</text:p>
          </table:table-cell>
          <table:table-cell table:style-name="ce15"/>
          <table:table-cell table:style-name="ce27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vsync</text:p>
          </table:table-cell>
          <table:table-cell office:value-type="string" table:style-name="ce29">
            <text:p>P8_27</text:p>
          </table:table-cell>
          <table:table-cell office:value-type="string" table:style-name="ce29">
            <text:p>P8_28</text:p>
          </table:table-cell>
          <table:table-cell office:value-type="string" table:style-name="ce28">
            <text:p>lcd_pclk</text:p>
          </table:table-cell>
          <table:table-cell table:style-name="ce13"/>
          <table:table-cell table:style-name="ce25"/>
          <table:table-cell office:value-type="string" table:style-name="ce14">
            <text:p>LCD</text:p>
          </table:table-cell>
          <table:table-cell table:style-name="ce15"/>
          <table:table-cell office:value-type="string" table:style-name="ce15">
            <text:p>mcasp0_fsr</text:p>
          </table:table-cell>
          <table:table-cell office:value-type="string" table:style-name="ce16">
            <text:p>P9_27</text:p>
          </table:table-cell>
          <table:table-cell office:value-type="string" table:style-name="ce23">
            <text:p>P9_28</text:p>
          </table:table-cell>
          <table:table-cell office:value-type="string" table:style-name="ce22">
            <text:p>mcasp0_ahclkr</text:p>
          </table:table-cell>
          <table:table-cell office:value-type="string" table:style-name="ce22">
            <text:p>GPIO3_17</text:p>
          </table:table-cell>
          <table:table-cell office:value-type="string" table:style-name="ce24">
            <text:p>END_STOP_Y_2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hsync</text:p>
          </table:table-cell>
          <table:table-cell office:value-type="string" table:style-name="ce29">
            <text:p>P8_29</text:p>
          </table:table-cell>
          <table:table-cell office:value-type="string" table:style-name="ce29">
            <text:p>P8_30</text:p>
          </table:table-cell>
          <table:table-cell office:value-type="string" table:style-name="ce28">
            <text:p>lcd_ac_bias_en</text:p>
          </table:table-cell>
          <table:table-cell table:style-name="ce13"/>
          <table:table-cell table:style-name="ce25"/>
          <table:table-cell office:value-type="string" table:style-name="ce21">
            <text:p>SPI1_MISO</text:p>
          </table:table-cell>
          <table:table-cell office:value-type="string" table:style-name="ce22">
            <text:p>SPI1_MISO</text:p>
          </table:table-cell>
          <table:table-cell office:value-type="string" table:style-name="ce22">
            <text:p>mcasp0_fsx</text:p>
          </table:table-cell>
          <table:table-cell office:value-type="string" table:style-name="ce23">
            <text:p>P9_29</text:p>
          </table:table-cell>
          <table:table-cell office:value-type="string" table:style-name="ce23">
            <text:p>P9_30</text:p>
          </table:table-cell>
          <table:table-cell office:value-type="string" table:style-name="ce22">
            <text:p>mcasp0_axr0</text:p>
          </table:table-cell>
          <table:table-cell office:value-type="string" table:style-name="ce22">
            <text:p>SPI1_MOSI</text:p>
          </table:table-cell>
          <table:table-cell office:value-type="string" table:style-name="ce24">
            <text:p>SPI1_MOSI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14</text:p>
          </table:table-cell>
          <table:table-cell office:value-type="string" table:style-name="ce29">
            <text:p>P8_31</text:p>
          </table:table-cell>
          <table:table-cell office:value-type="string" table:style-name="ce29">
            <text:p>P8_32</text:p>
          </table:table-cell>
          <table:table-cell office:value-type="string" table:style-name="ce28">
            <text:p>lcd_data15</text:p>
          </table:table-cell>
          <table:table-cell table:style-name="ce13"/>
          <table:table-cell table:style-name="ce25"/>
          <table:table-cell office:value-type="string" table:style-name="ce21">
            <text:p>SPI1_SCLK</text:p>
          </table:table-cell>
          <table:table-cell office:value-type="string" table:style-name="ce22">
            <text:p>SPI1_SCLK</text:p>
          </table:table-cell>
          <table:table-cell office:value-type="string" table:style-name="ce22">
            <text:p>DIR_EXT_3</text:p>
          </table:table-cell>
          <table:table-cell office:value-type="string" table:style-name="ce23">
            <text:p>P9_31</text:p>
          </table:table-cell>
          <table:table-cell office:value-type="string" table:style-name="ce30">
            <text:p>P9_32</text:p>
          </table:table-cell>
          <table:table-cell office:value-type="string" table:style-name="ce31">
            <text:p>VADC</text:p>
          </table:table-cell>
          <table:table-cell table:style-name="ce32"/>
          <table:table-cell office:value-type="string" table:style-name="ce46">
            <text:p>VADC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13</text:p>
          </table:table-cell>
          <table:table-cell office:value-type="string" table:style-name="ce29">
            <text:p>P8_33</text:p>
          </table:table-cell>
          <table:table-cell office:value-type="string" table:style-name="ce29">
            <text:p>P8_34</text:p>
          </table:table-cell>
          <table:table-cell office:value-type="string" table:style-name="ce28">
            <text:p>lcd_data11</text:p>
          </table:table-cell>
          <table:table-cell table:style-name="ce13"/>
          <table:table-cell table:style-name="ce25"/>
          <table:table-cell office:value-type="string" table:style-name="ce47">
            <text:p>Therm_Ext1</text:p>
          </table:table-cell>
          <table:table-cell table:style-name="ce1"/>
          <table:table-cell office:value-type="string" table:style-name="ce31">
            <text:p>AIN4</text:p>
          </table:table-cell>
          <table:table-cell office:value-type="string" table:style-name="ce30">
            <text:p>P9_33</text:p>
          </table:table-cell>
          <table:table-cell office:value-type="string" table:style-name="ce30">
            <text:p>P9_34</text:p>
          </table:table-cell>
          <table:table-cell office:value-type="string" table:style-name="ce31">
            <text:p>AGND</text:p>
          </table:table-cell>
          <table:table-cell table:style-name="ce1"/>
          <table:table-cell office:value-type="string" table:style-name="ce46">
            <text:p>AGND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12</text:p>
          </table:table-cell>
          <table:table-cell office:value-type="string" table:style-name="ce29">
            <text:p>P8_35</text:p>
          </table:table-cell>
          <table:table-cell office:value-type="string" table:style-name="ce29">
            <text:p>P8_36</text:p>
          </table:table-cell>
          <table:table-cell office:value-type="string" table:style-name="ce28">
            <text:p>lcd_data10</text:p>
          </table:table-cell>
          <table:table-cell table:style-name="ce18"/>
          <table:table-cell table:style-name="ce20"/>
          <table:table-cell office:value-type="string" table:style-name="ce47">
            <text:p>Therm_HBP</text:p>
          </table:table-cell>
          <table:table-cell table:style-name="ce1"/>
          <table:table-cell office:value-type="string" table:style-name="ce31">
            <text:p>AIN6</text:p>
          </table:table-cell>
          <table:table-cell office:value-type="string" table:style-name="ce30">
            <text:p>P9_35</text:p>
          </table:table-cell>
          <table:table-cell office:value-type="string" table:style-name="ce30">
            <text:p>P9_36</text:p>
          </table:table-cell>
          <table:table-cell office:value-type="string" table:style-name="ce31">
            <text:p>AIN5</text:p>
          </table:table-cell>
          <table:table-cell table:style-name="ce18"/>
          <table:table-cell office:value-type="string" table:style-name="ce46">
            <text:p>Therm_Ext2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8</text:p>
          </table:table-cell>
          <table:table-cell office:value-type="string" table:style-name="ce29">
            <text:p>P8_37</text:p>
          </table:table-cell>
          <table:table-cell office:value-type="string" table:style-name="ce29">
            <text:p>P8_38</text:p>
          </table:table-cell>
          <table:table-cell office:value-type="string" table:style-name="ce28">
            <text:p>lcd_data9</text:p>
          </table:table-cell>
          <table:table-cell table:style-name="ce13"/>
          <table:table-cell table:style-name="ce25"/>
          <table:table-cell table:style-name="ce26"/>
          <table:table-cell table:style-name="ce1"/>
          <table:table-cell office:value-type="string" table:style-name="ce28">
            <text:p>AIN2</text:p>
          </table:table-cell>
          <table:table-cell office:value-type="string" table:style-name="ce29">
            <text:p>P9_37</text:p>
          </table:table-cell>
          <table:table-cell office:value-type="string" table:style-name="ce29">
            <text:p>P9_38</text:p>
          </table:table-cell>
          <table:table-cell office:value-type="string" table:style-name="ce28">
            <text:p>AIN3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6</text:p>
          </table:table-cell>
          <table:table-cell office:value-type="string" table:style-name="ce29">
            <text:p>P8_39</text:p>
          </table:table-cell>
          <table:table-cell office:value-type="string" table:style-name="ce29">
            <text:p>P8_40</text:p>
          </table:table-cell>
          <table:table-cell office:value-type="string" table:style-name="ce28">
            <text:p>lcd_data7</text:p>
          </table:table-cell>
          <table:table-cell table:style-name="ce22"/>
          <table:table-cell table:style-name="ce34"/>
          <table:table-cell table:style-name="ce35"/>
          <table:table-cell table:style-name="ce1"/>
          <table:table-cell office:value-type="string" table:style-name="ce28">
            <text:p>AIN0</text:p>
          </table:table-cell>
          <table:table-cell office:value-type="string" table:style-name="ce29">
            <text:p>P9_39</text:p>
          </table:table-cell>
          <table:table-cell office:value-type="string" table:style-name="ce29">
            <text:p>P9_40</text:p>
          </table:table-cell>
          <table:table-cell office:value-type="string" table:style-name="ce28">
            <text:p>AIN1</text:p>
          </table:table-cell>
          <table:table-cell table:style-name="ce1"/>
          <table:table-cell table:style-name="ce8"/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4</text:p>
          </table:table-cell>
          <table:table-cell office:value-type="string" table:style-name="ce29">
            <text:p>P8_41</text:p>
          </table:table-cell>
          <table:table-cell office:value-type="string" table:style-name="ce29">
            <text:p>P8_42</text:p>
          </table:table-cell>
          <table:table-cell office:value-type="string" table:style-name="ce28">
            <text:p>lcd_data5</text:p>
          </table:table-cell>
          <table:table-cell table:style-name="ce22"/>
          <table:table-cell table:style-name="ce34"/>
          <table:table-cell office:value-type="string" table:style-name="ce14">
            <text:p>Enable</text:p>
          </table:table-cell>
          <table:table-cell table:style-name="ce1"/>
          <table:table-cell office:value-type="string" table:style-name="ce15">
            <text:p>GPIO_20</text:p>
          </table:table-cell>
          <table:table-cell office:value-type="string" table:style-name="ce16">
            <text:p>P9_41</text:p>
          </table:table-cell>
          <table:table-cell office:value-type="string" table:style-name="ce23">
            <text:p>P9_42</text:p>
          </table:table-cell>
          <table:table-cell office:value-type="string" table:style-name="ce22">
            <text:p>eCAP0_in_PWM0_out</text:p>
          </table:table-cell>
          <table:table-cell office:value-type="string" table:style-name="ce22">
            <text:p>SPI1_CS1</text:p>
          </table:table-cell>
          <table:table-cell office:value-type="string" table:style-name="ce24">
            <text:p>SPI1_CS1</text:p>
          </table:table-cell>
          <table:table-cell table:number-columns-repeated="16368"/>
        </table:table-row>
        <table:table-row table:style-name="ro1">
          <table:table-cell table:style-name="ce6"/>
          <table:table-cell table:style-name="ce1"/>
          <table:table-cell office:value-type="string" table:style-name="ce28">
            <text:p>lcd_data2</text:p>
          </table:table-cell>
          <table:table-cell office:value-type="string" table:style-name="ce29">
            <text:p>P8_43</text:p>
          </table:table-cell>
          <table:table-cell office:value-type="string" table:style-name="ce29">
            <text:p>P8_44</text:p>
          </table:table-cell>
          <table:table-cell office:value-type="string" table:style-name="ce28">
            <text:p>lcd_data3</text:p>
          </table:table-cell>
          <table:table-cell table:style-name="ce13"/>
          <table:table-cell table:style-name="ce8"/>
          <table:table-cell table:style-name="ce6"/>
          <table:table-cell table:style-name="ce1"/>
          <table:table-cell office:value-type="string" table:style-name="ce1">
            <text:p>GND</text:p>
          </table:table-cell>
          <table:table-cell office:value-type="string" table:style-name="ce7">
            <text:p>P9_43</text:p>
          </table:table-cell>
          <table:table-cell office:value-type="string" table:style-name="ce7">
            <text:p>P9_44</text:p>
          </table:table-cell>
          <table:table-cell office:value-type="string" table:style-name="ce1">
            <text:p>GND</text:p>
          </table:table-cell>
          <table:table-cell table:style-name="ce18"/>
          <table:table-cell table:style-name="ce20"/>
          <table:table-cell table:number-columns-repeated="16368"/>
        </table:table-row>
        <table:table-row table:style-name="ro1">
          <table:table-cell table:style-name="ce36"/>
          <table:table-cell table:style-name="ce37"/>
          <table:table-cell office:value-type="string" table:style-name="ce38">
            <text:p>lcd_data0</text:p>
          </table:table-cell>
          <table:table-cell office:value-type="string" table:style-name="ce39">
            <text:p>P8_45</text:p>
          </table:table-cell>
          <table:table-cell office:value-type="string" table:style-name="ce39">
            <text:p>P8_46</text:p>
          </table:table-cell>
          <table:table-cell office:value-type="string" table:style-name="ce38">
            <text:p>lcd_data1</text:p>
          </table:table-cell>
          <table:table-cell table:style-name="ce40"/>
          <table:table-cell table:style-name="ce41"/>
          <table:table-cell table:style-name="ce36"/>
          <table:table-cell table:style-name="ce37"/>
          <table:table-cell office:value-type="string" table:style-name="ce37">
            <text:p>GND</text:p>
          </table:table-cell>
          <table:table-cell office:value-type="string" table:style-name="ce42">
            <text:p>P9_45</text:p>
          </table:table-cell>
          <table:table-cell office:value-type="string" table:style-name="ce42">
            <text:p>P9_46</text:p>
          </table:table-cell>
          <table:table-cell office:value-type="string" table:style-name="ce37">
            <text:p>GND</text:p>
          </table:table-cell>
          <table:table-cell table:style-name="ce43"/>
          <table:table-cell table:style-name="ce44"/>
          <table:table-cell table:number-columns-repeated="16368"/>
        </table:table-row>
        <table:table-row table:number-rows-repeated="1048525" table:style-name="ro3">
          <table:table-cell table:number-columns-repeated="16384"/>
        </table:table-row>
      </table:table>
      <table:table table:name="Sheet3" table:style-name="ta2">
        <table:table-column table:style-name="co14" table:default-cell-style-name="ce1"/>
        <table:table-column table:style-name="co15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iagent</meta:initial-creator>
    <dc:creator>Justin McLeod</dc:creator>
    <meta:creation-date>2013-01-11T16:57:10Z</meta:creation-date>
    <dc:date>2017-05-08T09:24:25Z</dc:date>
    <meta:print-date>2017-05-08T07:53:44Z</meta:print-date>
    <meta:editing-cycles>40</meta:editing-cycles>
    <meta:editing-duration>PT942268S</meta:editing-duration>
  </office:meta>
</office:document-meta>
</file>